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rsid="000f0cf1" officeooo:paragraph-rsid="000f0cf1"/>
    </style:style>
    <style:style style:name="P2" style:family="paragraph" style:parent-style-name="UBUcuerpoTrabajo">
      <style:text-properties officeooo:paragraph-rsid="0006aa3f"/>
    </style:style>
    <style:style style:name="P3" style:family="paragraph" style:parent-style-name="UBUcuerpoTrabajo">
      <style:text-properties officeooo:rsid="0006aa3f" officeooo:paragraph-rsid="0008030f"/>
    </style:style>
    <style:style style:name="P4" style:family="paragraph" style:parent-style-name="UBUcuerpoTrabajo">
      <style:text-properties officeooo:rsid="0012f54b" officeooo:paragraph-rsid="0012f54b"/>
    </style:style>
    <style:style style:name="P5" style:family="paragraph" style:parent-style-name="UBUcuerpoTrabajo">
      <style:text-properties officeooo:paragraph-rsid="0032e274"/>
    </style:style>
    <style:style style:name="P6" style:family="paragraph" style:parent-style-name="UBUcuerpoTrabajo">
      <style:text-properties officeooo:paragraph-rsid="0039361e"/>
    </style:style>
    <style:style style:name="P7" style:family="paragraph" style:parent-style-name="UBUcuerpoTrabajo">
      <style:text-properties officeooo:rsid="000dd4b4" officeooo:paragraph-rsid="003aff58"/>
    </style:style>
    <style:style style:name="P8" style:family="paragraph" style:parent-style-name="UBUcuerpoTrabajo">
      <style:text-properties officeooo:rsid="0008030f" officeooo:paragraph-rsid="00088671"/>
    </style:style>
    <style:style style:name="P9" style:family="paragraph" style:parent-style-name="UBUcuerpoTrabajo">
      <style:text-properties style:font-name="Liberation Serif" fo:font-size="12pt" officeooo:paragraph-rsid="00088671"/>
    </style:style>
    <style:style style:name="P10" style:family="paragraph" style:parent-style-name="UBUcuerpoTrabajo" style:list-style-name="L1">
      <style:text-properties officeooo:rsid="000f0cf1" officeooo:paragraph-rsid="000f0cf1"/>
    </style:style>
    <style:style style:name="P11" style:family="paragraph" style:parent-style-name="UBUcuerpoTrabajo" style:list-style-name="L1">
      <style:text-properties officeooo:rsid="000f0cf1" officeooo:paragraph-rsid="001f602f"/>
    </style:style>
    <style:style style:name="P12" style:family="paragraph" style:parent-style-name="UBUcuerpoTrabajo" style:list-style-name="L2">
      <style:text-properties officeooo:rsid="0012f54b" officeooo:paragraph-rsid="0012f54b"/>
    </style:style>
    <style:style style:name="P13" style:family="paragraph" style:parent-style-name="UBUcuerpoTrabajo" style:list-style-name="L3">
      <style:text-properties officeooo:rsid="0012f54b" officeooo:paragraph-rsid="0012f54b"/>
    </style:style>
    <style:style style:name="P14" style:family="paragraph" style:parent-style-name="Heading_20_4">
      <style:paragraph-properties fo:margin-left="0cm" fo:margin-right="0cm" fo:text-indent="0cm" style:auto-text-indent="false"/>
    </style:style>
    <style:style style:name="P15"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align="center" fo:text-indent="0cm"/>
    </style:style>
    <style:style style:name="T1" style:family="text">
      <style:text-properties style:text-underline-style="none"/>
    </style:style>
    <style:style style:name="T2" style:family="text">
      <style:text-properties officeooo:rsid="0004df7f"/>
    </style:style>
    <style:style style:name="T3" style:family="text">
      <style:text-properties officeooo:rsid="0006aa3f"/>
    </style:style>
    <style:style style:name="T4" style:family="text">
      <style:text-properties officeooo:rsid="0008030f"/>
    </style:style>
    <style:style style:name="T5" style:family="text">
      <style:text-properties officeooo:rsid="000f0cf1"/>
    </style:style>
    <style:style style:name="T6" style:family="text">
      <style:text-properties officeooo:rsid="001096fc"/>
    </style:style>
    <style:style style:name="T7" style:family="text">
      <style:text-properties officeooo:rsid="0010bca6"/>
    </style:style>
    <style:style style:name="T8" style:family="text">
      <style:text-properties officeooo:rsid="0014ee69"/>
    </style:style>
    <style:style style:name="T9" style:family="text">
      <style:text-properties officeooo:rsid="0016de45"/>
    </style:style>
    <style:style style:name="T10" style:family="text">
      <style:text-properties officeooo:rsid="00177e91"/>
    </style:style>
    <style:style style:name="T11" style:family="text">
      <style:text-properties officeooo:rsid="001a3448"/>
    </style:style>
    <style:style style:name="T12" style:family="text">
      <style:text-properties officeooo:rsid="001a38fd"/>
    </style:style>
    <style:style style:name="T13" style:family="text">
      <style:text-properties style:text-position="0% 100%"/>
    </style:style>
    <style:style style:name="T14" style:family="text">
      <style:text-properties style:text-position="0% 100%" officeooo:rsid="000f0cf1"/>
    </style:style>
    <style:style style:name="T15" style:family="text">
      <style:text-properties style:text-position="0% 100%" officeooo:rsid="003782a4"/>
    </style:style>
    <style:style style:name="T16" style:family="text">
      <style:text-properties officeooo:rsid="00340bbc"/>
    </style:style>
    <style:style style:name="T17" style:family="text">
      <style:text-properties officeooo:rsid="003782a4"/>
    </style:style>
    <style:style style:name="T18" style:family="text">
      <style:text-properties officeooo:rsid="0039361e"/>
    </style:style>
    <style:style style:name="T19" style:family="text">
      <style:text-properties officeooo:rsid="003c1cdc"/>
    </style:style>
    <style:style style:name="T20" style:family="text">
      <style:text-properties officeooo:rsid="003cbf8e"/>
    </style:style>
    <style:style style:name="T21" style:family="text">
      <style:text-properties officeooo:rsid="003e053d"/>
    </style:style>
    <style:style style:name="T22" style:family="text">
      <style:text-properties officeooo:rsid="0040fcd6"/>
    </style:style>
    <style:style style:name="T23" style:family="text">
      <style:text-properties officeooo:rsid="0041dd35"/>
    </style:style>
    <style:style style:name="T24" style:family="text">
      <style:text-properties officeooo:rsid="0043523e"/>
    </style:style>
    <style:style style:name="T25" style:family="text">
      <style:text-properties officeooo:rsid="0046dc77"/>
    </style:style>
    <style:style style:name="T26" style:family="text">
      <style:text-properties officeooo:rsid="004833f3"/>
    </style:style>
    <style:style style:name="T27"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écnicas y herramientas</text:h>
      <text:p text:style-name="UBUcuerpoTrabajo"/>
      <text:h text:style-name="Heading_20_2" text:outline-level="2">Metodología utilizada</text:h>
      <text:p text:style-name="P7">A lo largo del desarrollo del proyecto se ha seguido un<text:span text:style-name="T6">a </text:span>metodología ágil de trabajo. <text:span text:style-name="T12">Este tipo de metodologías se identifican por seguir un proceso de desarrollo de tipo iterativo e incremental. E</text:span>stán <text:span text:style-name="T12">representadas </text:span>por <text:span text:style-name="T5">cuatro principios </text:span><text:reference-mark-start text:name="ADDIN CSL_CITATION {&quot;properties&quot;: {&quot;noteIndex&quot;: 0}, &quot;citationItems&quot;: [{&quot;id&quot;: &quot;ITEM-1&quot;, &quot;itemData&quot;: {&quot;URL&quot;: &quot;http://agilemanifesto.org/&quot;, &quot;title&quot;: &quot;Manifesto for Agile Software Development&quot;, &quot;id&quot;: &quot;ITEM-1&quot;, &quot;accessed&quot;: {&quot;date-parts&quot;: [[&quot;2016&quot;, &quot;12&quot;, &quot;14&quot;]]}, &quot;author&quot;: [{&quot;parse-names&quot;: false, &quot;given&quot;: &quot;Kent&quot;, &quot;family&quot;: &quot;Beck&quot;, &quot;suffix&quot;: &quot;&quot;, &quot;non-dropping-particle&quot;: &quot;&quot;, &quot;dropping-particle&quot;: &quot;&quot;}, {&quot;parse-names&quot;: false, &quot;given&quot;: &quot;Mike&quot;, &quot;family&quot;: &quot;Beedle&quot;, &quot;suffix&quot;: &quot;&quot;, &quot;non-dropping-particle&quot;: &quot;&quot;, &quot;dropping-particle&quot;: &quot;&quot;}, {&quot;parse-names&quot;: false, &quot;given&quot;: &quot;Arie&quot;, &quot;family&quot;: &quot;Bennekum&quot;, &quot;suffix&quot;: &quot;&quot;, &quot;non-dropping-particle&quot;: &quot;van&quot;, &quot;dropping-particle&quot;: &quot;&quot;}, {&quot;parse-names&quot;: false, &quot;given&quot;: &quot;Alistair&quot;, &quot;family&quot;: &quot;Cockburn&quot;, &quot;suffix&quot;: &quot;&quot;, &quot;non-dropping-particle&quot;: &quot;&quot;, &quot;dropping-particle&quot;: &quot;&quot;}, {&quot;parse-names&quot;: false, &quot;given&quot;: &quot;Ward&quot;, &quot;family&quot;: &quot;Cunningham&quot;, &quot;suffix&quot;: &quot;&quot;, &quot;non-dropping-particle&quot;: &quot;&quot;, &quot;dropping-particle&quot;: &quot;&quot;}, {&quot;parse-names&quot;: false, &quot;given&quot;: &quot;Martin&quot;, &quot;family&quot;: &quot;Fowler&quot;, &quot;suffix&quot;: &quot;&quot;, &quot;non-dropping-particle&quot;: &quot;&quot;, &quot;dropping-particle&quot;: &quot;&quot;}, {&quot;parse-names&quot;: false, &quot;given&quot;: &quot;James&quot;, &quot;family&quot;: &quot;Grenning&quot;, &quot;suffix&quot;: &quot;&quot;, &quot;non-dropping-particle&quot;: &quot;&quot;, &quot;dropping-particle&quot;: &quot;&quot;}, {&quot;parse-names&quot;: false, &quot;given&quot;: &quot;Jim&quot;, &quot;family&quot;: &quot;Highsmith&quot;, &quot;suffix&quot;: &quot;&quot;, &quot;non-dropping-particle&quot;: &quot;&quot;, &quot;dropping-particle&quot;: &quot;&quot;}, {&quot;parse-names&quot;: false, &quot;given&quot;: &quot;Andrew&quot;, &quot;family&quot;: &quot;Hunt&quot;, &quot;suffix&quot;: &quot;&quot;, &quot;non-dropping-particle&quot;: &quot;&quot;, &quot;dropping-particle&quot;: &quot;&quot;}, {&quot;parse-names&quot;: false, &quot;given&quot;: &quot;Ron&quot;, &quot;family&quot;: &quot;Jeffries&quot;, &quot;suffix&quot;: &quot;&quot;, &quot;non-dropping-particle&quot;: &quot;&quot;, &quot;dropping-particle&quot;: &quot;&quot;}, {&quot;parse-names&quot;: false, &quot;given&quot;: &quot;Jon&quot;, &quot;family&quot;: &quot;Kern&quot;, &quot;suffix&quot;: &quot;&quot;, &quot;non-dropping-particle&quot;: &quot;&quot;, &quot;dropping-particle&quot;: &quot;&quot;}, {&quot;parse-names&quot;: false, &quot;given&quot;: &quot;Brian&quot;, &quot;family&quot;: &quot;Marick&quot;, &quot;suffix&quot;: &quot;&quot;, &quot;non-dropping-particle&quot;: &quot;&quot;, &quot;dropping-particle&quot;: &quot;&quot;}, {&quot;parse-names&quot;: false, &quot;given&quot;: &quot;Robert C.&quot;, &quot;family&quot;: &quot;Martin&quot;, &quot;suffix&quot;: &quot;&quot;, &quot;non-dropping-particle&quot;: &quot;&quot;, &quot;dropping-particle&quot;: &quot;&quot;}, {&quot;parse-names&quot;: false, &quot;given&quot;: &quot;Steve&quot;, &quot;family&quot;: &quot;Mell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parse-names&quot;: false, &quot;given&quot;: &quot;Dave&quot;, &quot;family&quot;: &quot;Thomas&quot;, &quot;suffix&quot;: &quot;&quot;, &quot;non-dropping-particle&quot;: &quot;&quot;, &quot;dropping-particle&quot;: &quot;&quot;}], &quot;issued&quot;: {&quot;date-parts&quot;: [[&quot;2001&quot;]]}, &quot;type&quot;: &quot;webpage&quot;}, &quot;uris&quot;: [&quot;http://www.mendeley.com/documents/?uuid=4207d365-b541-3662-8669-b1cef1457a3d&quot;]}], &quot;schema&quot;: &quot;https://github.com/citation-style-language/schema/raw/master/csl-citation.json&quot;, &quot;mendeley&quot;: {&quot;previouslyFormattedCitation&quot;: &quot;[1]&quot;, &quot;formattedCitation&quot;: &quot;[1]&quot;, &quot;plainTextFormattedCitation&quot;: &quot;[1]&quot;}} RNDHuUJBXgY1B"/><text:span text:style-name="T14">[1]</text:span><text:reference-mark-end text:name="ADDIN CSL_CITATION {&quot;properties&quot;: {&quot;noteIndex&quot;: 0}, &quot;citationItems&quot;: [{&quot;id&quot;: &quot;ITEM-1&quot;, &quot;itemData&quot;: {&quot;URL&quot;: &quot;http://agilemanifesto.org/&quot;, &quot;title&quot;: &quot;Manifesto for Agile Software Development&quot;, &quot;id&quot;: &quot;ITEM-1&quot;, &quot;accessed&quot;: {&quot;date-parts&quot;: [[&quot;2016&quot;, &quot;12&quot;, &quot;14&quot;]]}, &quot;author&quot;: [{&quot;parse-names&quot;: false, &quot;given&quot;: &quot;Kent&quot;, &quot;family&quot;: &quot;Beck&quot;, &quot;suffix&quot;: &quot;&quot;, &quot;non-dropping-particle&quot;: &quot;&quot;, &quot;dropping-particle&quot;: &quot;&quot;}, {&quot;parse-names&quot;: false, &quot;given&quot;: &quot;Mike&quot;, &quot;family&quot;: &quot;Beedle&quot;, &quot;suffix&quot;: &quot;&quot;, &quot;non-dropping-particle&quot;: &quot;&quot;, &quot;dropping-particle&quot;: &quot;&quot;}, {&quot;parse-names&quot;: false, &quot;given&quot;: &quot;Arie&quot;, &quot;family&quot;: &quot;Bennekum&quot;, &quot;suffix&quot;: &quot;&quot;, &quot;non-dropping-particle&quot;: &quot;van&quot;, &quot;dropping-particle&quot;: &quot;&quot;}, {&quot;parse-names&quot;: false, &quot;given&quot;: &quot;Alistair&quot;, &quot;family&quot;: &quot;Cockburn&quot;, &quot;suffix&quot;: &quot;&quot;, &quot;non-dropping-particle&quot;: &quot;&quot;, &quot;dropping-particle&quot;: &quot;&quot;}, {&quot;parse-names&quot;: false, &quot;given&quot;: &quot;Ward&quot;, &quot;family&quot;: &quot;Cunningham&quot;, &quot;suffix&quot;: &quot;&quot;, &quot;non-dropping-particle&quot;: &quot;&quot;, &quot;dropping-particle&quot;: &quot;&quot;}, {&quot;parse-names&quot;: false, &quot;given&quot;: &quot;Martin&quot;, &quot;family&quot;: &quot;Fowler&quot;, &quot;suffix&quot;: &quot;&quot;, &quot;non-dropping-particle&quot;: &quot;&quot;, &quot;dropping-particle&quot;: &quot;&quot;}, {&quot;parse-names&quot;: false, &quot;given&quot;: &quot;James&quot;, &quot;family&quot;: &quot;Grenning&quot;, &quot;suffix&quot;: &quot;&quot;, &quot;non-dropping-particle&quot;: &quot;&quot;, &quot;dropping-particle&quot;: &quot;&quot;}, {&quot;parse-names&quot;: false, &quot;given&quot;: &quot;Jim&quot;, &quot;family&quot;: &quot;Highsmith&quot;, &quot;suffix&quot;: &quot;&quot;, &quot;non-dropping-particle&quot;: &quot;&quot;, &quot;dropping-particle&quot;: &quot;&quot;}, {&quot;parse-names&quot;: false, &quot;given&quot;: &quot;Andrew&quot;, &quot;family&quot;: &quot;Hunt&quot;, &quot;suffix&quot;: &quot;&quot;, &quot;non-dropping-particle&quot;: &quot;&quot;, &quot;dropping-particle&quot;: &quot;&quot;}, {&quot;parse-names&quot;: false, &quot;given&quot;: &quot;Ron&quot;, &quot;family&quot;: &quot;Jeffries&quot;, &quot;suffix&quot;: &quot;&quot;, &quot;non-dropping-particle&quot;: &quot;&quot;, &quot;dropping-particle&quot;: &quot;&quot;}, {&quot;parse-names&quot;: false, &quot;given&quot;: &quot;Jon&quot;, &quot;family&quot;: &quot;Kern&quot;, &quot;suffix&quot;: &quot;&quot;, &quot;non-dropping-particle&quot;: &quot;&quot;, &quot;dropping-particle&quot;: &quot;&quot;}, {&quot;parse-names&quot;: false, &quot;given&quot;: &quot;Brian&quot;, &quot;family&quot;: &quot;Marick&quot;, &quot;suffix&quot;: &quot;&quot;, &quot;non-dropping-particle&quot;: &quot;&quot;, &quot;dropping-particle&quot;: &quot;&quot;}, {&quot;parse-names&quot;: false, &quot;given&quot;: &quot;Robert C.&quot;, &quot;family&quot;: &quot;Martin&quot;, &quot;suffix&quot;: &quot;&quot;, &quot;non-dropping-particle&quot;: &quot;&quot;, &quot;dropping-particle&quot;: &quot;&quot;}, {&quot;parse-names&quot;: false, &quot;given&quot;: &quot;Steve&quot;, &quot;family&quot;: &quot;Mell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parse-names&quot;: false, &quot;given&quot;: &quot;Dave&quot;, &quot;family&quot;: &quot;Thomas&quot;, &quot;suffix&quot;: &quot;&quot;, &quot;non-dropping-particle&quot;: &quot;&quot;, &quot;dropping-particle&quot;: &quot;&quot;}], &quot;issued&quot;: {&quot;date-parts&quot;: [[&quot;2001&quot;]]}, &quot;type&quot;: &quot;webpage&quot;}, &quot;uris&quot;: [&quot;http://www.mendeley.com/documents/?uuid=4207d365-b541-3662-8669-b1cef1457a3d&quot;]}], &quot;schema&quot;: &quot;https://github.com/citation-style-language/schema/raw/master/csl-citation.json&quot;, &quot;mendeley&quot;: {&quot;previouslyFormattedCitation&quot;: &quot;[1]&quot;, &quot;formattedCitation&quot;: &quot;[1]&quot;, &quot;plainTextFormattedCitation&quot;: &quot;[1]&quot;}} RNDHuUJBXgY1B"/><text:span text:style-name="T5">⁠ que establecen su filosofía:</text:span></text:p>
      <text:list xml:id="list913754861575131732" text:style-name="L1">
        <text:list-item>
          <text:p text:style-name="P10">Los individuos y su interacción por encima de procesos y herramientas.</text:p>
        </text:list-item>
        <text:list-item>
          <text:p text:style-name="P10">El software que funciona frente a la documentación exhaustiva.</text:p>
        </text:list-item>
        <text:list-item>
          <text:p text:style-name="P10">La colaboración con el cliente por encima de la negociación contractual.</text:p>
        </text:list-item>
        <text:list-item>
          <text:p text:style-name="P11">La respuesta al cambio por encima del seguimiento de un plan.</text:p>
        </text:list-item>
      </text:list>
      <text:p text:style-name="UBUcuerpoTrabajo">En concreto, se ha seguido la metodología <text:span text:style-name="T7">S</text:span>crum <text:reference-mark-start text:name="ADDIN CSL_CITATION {&quot;properties&quot;: {&quot;noteIndex&quot;: 0}, &quot;citationItems&quot;: [{&quot;id&quot;: &quot;ITEM-1&quot;, &quot;itemData&quot;: {&quot;author&quot;: [{&quot;parse-names&quot;: false, &quot;given&quot;: &quot;Desarrollado&quot;, &quot;family&quot;: &quot;Y Soportado P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title&quot;: &quot;La Gu\u00eda de Scrum La Gu\u00eda Definitiva de Scrum: Las Reglas del Juego&quot;, &quot;id&quot;: &quot;ITEM-1&quot;, &quot;issued&quot;: {&quot;date-parts&quot;: [[&quot;2013&quot;]]}, &quot;type&quot;: &quot;article-journal&quot;}, &quot;uris&quot;: [&quot;http://www.mendeley.com/documents/?uuid=fa02b92e-c607-32c1-88c4-e2c5b3b8500f&quot;]}], &quot;schema&quot;: &quot;https://github.com/citation-style-language/schema/raw/master/csl-citation.json&quot;, &quot;mendeley&quot;: {&quot;previouslyFormattedCitation&quot;: &quot;[2]&quot;, &quot;formattedCitation&quot;: &quot;[2]&quot;, &quot;plainTextFormattedCitation&quot;: &quot;[2]&quot;}} RNDQswnc9NWfQ"/><text:span text:style-name="T13">[2]</text:span><text:reference-mark-end text:name="ADDIN CSL_CITATION {&quot;properties&quot;: {&quot;noteIndex&quot;: 0}, &quot;citationItems&quot;: [{&quot;id&quot;: &quot;ITEM-1&quot;, &quot;itemData&quot;: {&quot;author&quot;: [{&quot;parse-names&quot;: false, &quot;given&quot;: &quot;Desarrollado&quot;, &quot;family&quot;: &quot;Y Soportado Por&quot;, &quot;suffix&quot;: &quot;&quot;, &quot;non-dropping-particle&quot;: &quot;&quot;, &quot;dropping-particle&quot;: &quot;&quot;}, {&quot;parse-names&quot;: false, &quot;given&quot;: &quot;Ken&quot;, &quot;family&quot;: &quot;Schwaber&quot;, &quot;suffix&quot;: &quot;&quot;, &quot;non-dropping-particle&quot;: &quot;&quot;, &quot;dropping-particle&quot;: &quot;&quot;}, {&quot;parse-names&quot;: false, &quot;given&quot;: &quot;Jeff&quot;, &quot;family&quot;: &quot;Sutherland&quot;, &quot;suffix&quot;: &quot;&quot;, &quot;non-dropping-particle&quot;: &quot;&quot;, &quot;dropping-particle&quot;: &quot;&quot;}], &quot;title&quot;: &quot;La Gu\u00eda de Scrum La Gu\u00eda Definitiva de Scrum: Las Reglas del Juego&quot;, &quot;id&quot;: &quot;ITEM-1&quot;, &quot;issued&quot;: {&quot;date-parts&quot;: [[&quot;2013&quot;]]}, &quot;type&quot;: &quot;article-journal&quot;}, &quot;uris&quot;: [&quot;http://www.mendeley.com/documents/?uuid=fa02b92e-c607-32c1-88c4-e2c5b3b8500f&quot;]}], &quot;schema&quot;: &quot;https://github.com/citation-style-language/schema/raw/master/csl-citation.json&quot;, &quot;mendeley&quot;: {&quot;previouslyFormattedCitation&quot;: &quot;[2]&quot;, &quot;formattedCitation&quot;: &quot;[2]&quot;, &quot;plainTextFormattedCitation&quot;: &quot;[2]&quot;}} RNDQswnc9NWfQ"/>⁠, <text:span text:style-name="T7">representada por una división del trabajo en forma de sprints: periodos de tiempo al final de los cuales, se debe tener un producto funcional, y así seguir de este modo un tipo de desarrollo iterativo e incremental. Este tipo de metodologías sustituye los antiguos procedimientos que realizaban todas las tareas en serie, para pasar a un tipo de gestión en la que las tareas pueden solaparse. Al no tratarse de un equipo con varios desarrolladores, la metodología utilizada en este proyecto se basa en el Scrum, pero se ve alterada para adaptarse a un equipo de un solo desarrollador y un tutor.</text:span></text:p>
      <text:p text:style-name="P4"><text:span text:style-name="T19">Generalmente l</text:span>os equipos están formados por un número pequeño de participantes para así mejorar en la medida de lo posible la comunicación entre ellos. Dentro del equipo encontramos diferentes roles:</text:p>
      <text:list xml:id="list8224435390061855026" text:style-name="L2">
        <text:list-item>
          <text:p text:style-name="P12">Product Owner: <text:span text:style-name="T10">es el rol encargado de representar al cliente ante el equipo.</text:span></text:p>
        </text:list-item>
        <text:list-item>
          <text:p text:style-name="P12">Scrum Master: <text:span text:style-name="T20">asegura que el scrum se cumpla debidamente. No es un jefe de equipo, ya que el equipo se autogestiona.</text:span></text:p>
        </text:list-item>
        <text:list-item>
          <text:p text:style-name="P12">Equipo de desarrollo: <text:span text:style-name="T11">debe disponer de habilidades variadas para completar el desarrollo del producto. Son quienes se encargan de llevar a cabo la propia entrega. Suele ser deseable que el número de participantes no sea excesivo.</text:span></text:p>
        </text:list-item>
      </text:list>
      <text:p text:style-name="P4">Otro característica importante de Scrum son las reuniones. Su función es mantener al equipo informado de todas las novedades acerca del proyecto. Existen multitud de tipos pero los principales son los siguientes:</text:p>
      <text:list xml:id="list486907793585643750" text:style-name="L3">
        <text:list-item>
          <text:p text:style-name="P13">Stand-up Meeting: <text:span text:style-name="T8">se realiza diariamente y en ellos cada participante explica lo que ha hecho desde el último que se llevó a cabo, qué va a hacer ese día y si se ha encontrado con algún problema.</text:span></text:p>
        </text:list-item>
        <text:list-item>
          <text:p text:style-name="P13">Sprint Planning: <text:span text:style-name="T9">esta reunión se celebra al inicio de cada sprint con el principal propósito de determinar el objetivo de éste.</text:span></text:p>
        </text:list-item>
        <text:list-item>
          <text:p text:style-name="P13">Sprint Review: se realiza al <text:span text:style-name="T21">terminar</text:span> cada sprint y en ella se evalúa el resultado a partir de las tareas que hayan sido finalizadas.</text:p>
        </text:list-item>
      </text:list>
      <text:p text:style-name="P1"/>
      <text:h text:style-name="Heading_20_2" text:outline-level="2">Herramientas Software</text:h>
      <text:h text:style-name="Heading_20_3" text:outline-level="3">GitHub</text:h>
      <text:p text:style-name="UBUcuerpoTrabajo">GitHub <text:reference-mark-start text:name="ADDIN CSL_CITATION {&quot;properties&quot;: {&quot;noteIndex&quot;: 0}, &quot;citationItems&quot;: [{&quot;id&quot;: &quot;ITEM-1&quot;, &quot;itemData&quot;: {&quot;URL&quot;: &quot;https://github.com/&quot;, &quot;title&quot;: &quot;GitHub - How people build software&quot;, &quot;id&quot;: &quot;ITEM-1&quot;, &quot;accessed&quot;: {&quot;date-parts&quot;: [[&quot;2016&quot;, &quot;12&quot;, &quot;15&quot;]]}, &quot;issued&quot;: {&quot;date-parts&quot;: [[&quot;0&quot;]]}, &quot;type&quot;: &quot;webpage&quot;}, &quot;uris&quot;: [&quot;http://www.mendeley.com/documents/?uuid=2a58ff45-4ef9-446d-a23c-faec725634d0&quot;]}], &quot;schema&quot;: &quot;https://github.com/citation-style-language/schema/raw/master/csl-citation.json&quot;, &quot;mendeley&quot;: {&quot;previouslyFormattedCitation&quot;: &quot;[3]&quot;, &quot;formattedCitation&quot;: &quot;[3]&quot;, &quot;plainTextFormattedCitation&quot;: &quot;[3]&quot;}} RNDdzRIWMEECE"/><text:span text:style-name="T13">[3]</text:span><text:reference-mark-end text:name="ADDIN CSL_CITATION {&quot;properties&quot;: {&quot;noteIndex&quot;: 0}, &quot;citationItems&quot;: [{&quot;id&quot;: &quot;ITEM-1&quot;, &quot;itemData&quot;: {&quot;URL&quot;: &quot;https://github.com/&quot;, &quot;title&quot;: &quot;GitHub - How people build software&quot;, &quot;id&quot;: &quot;ITEM-1&quot;, &quot;accessed&quot;: {&quot;date-parts&quot;: [[&quot;2016&quot;, &quot;12&quot;, &quot;15&quot;]]}, &quot;issued&quot;: {&quot;date-parts&quot;: [[&quot;0&quot;]]}, &quot;type&quot;: &quot;webpage&quot;}, &quot;uris&quot;: [&quot;http://www.mendeley.com/documents/?uuid=2a58ff45-4ef9-446d-a23c-faec725634d0&quot;]}], &quot;schema&quot;: &quot;https://github.com/citation-style-language/schema/raw/master/csl-citation.json&quot;, &quot;mendeley&quot;: {&quot;previouslyFormattedCitation&quot;: &quot;[3]&quot;, &quot;formattedCitation&quot;: &quot;[3]&quot;, &quot;plainTextFormattedCitation&quot;: &quot;[3]&quot;}} RNDdzRIWMEECE"/>⁠ es un repositorio web basado en Git y escrito en Ruby que permite tanto el almacenamiento de nuestro código como un control de versiones del mismo.</text:p>
      <text:p text:style-name="UBUcuerpoTrabajo">La versión gratuita de GitHub permite almacenar el código de forma pública, lo cual es suficiente para el propósito de este proyecto.</text:p>
      <text:p text:style-name="P5">El software utilizado para sincronizar los archivos locales con el repositorio en la web han sido los clientes propios de GitHub para escritorio en Mac y Windows.</text:p>
      <text:h text:style-name="Heading_20_4" text:outline-level="4"><text:soft-page-break/>Alternativa1: Bitbucket</text:h>
      <text:p text:style-name="UBUcuerpoTrabajo">Bitbucket <text:reference-mark-start text:name="ADDIN CSL_CITATION {&quot;properties&quot;: {&quot;noteIndex&quot;: 0}, &quot;citationItems&quot;: [{&quot;id&quot;: &quot;ITEM-1&quot;, &quot;itemData&quot;: {&quot;URL&quot;: &quot;https://bitbucket.org/&quot;, &quot;title&quot;: &quot;Bitbucket | The Git solution for professional teams&quot;, &quot;id&quot;: &quot;ITEM-1&quot;, &quot;accessed&quot;: {&quot;date-parts&quot;: [[&quot;2016&quot;, &quot;12&quot;, &quot;15&quot;]]}, &quot;issued&quot;: {&quot;date-parts&quot;: [[&quot;0&quot;]]}, &quot;type&quot;: &quot;webpage&quot;}, &quot;uris&quot;: [&quot;http://www.mendeley.com/documents/?uuid=6241d3ff-4d23-38b6-8a12-08e8728da052&quot;]}], &quot;schema&quot;: &quot;https://github.com/citation-style-language/schema/raw/master/csl-citation.json&quot;, &quot;mendeley&quot;: {&quot;previouslyFormattedCitation&quot;: &quot;[4]&quot;, &quot;formattedCitation&quot;: &quot;[4]&quot;, &quot;plainTextFormattedCitation&quot;: &quot;[4]&quot;}} RNDJbSYwTmsS2"/><text:span text:style-name="T13">[4]</text:span><text:reference-mark-end text:name="ADDIN CSL_CITATION {&quot;properties&quot;: {&quot;noteIndex&quot;: 0}, &quot;citationItems&quot;: [{&quot;id&quot;: &quot;ITEM-1&quot;, &quot;itemData&quot;: {&quot;URL&quot;: &quot;https://bitbucket.org/&quot;, &quot;title&quot;: &quot;Bitbucket | The Git solution for professional teams&quot;, &quot;id&quot;: &quot;ITEM-1&quot;, &quot;accessed&quot;: {&quot;date-parts&quot;: [[&quot;2016&quot;, &quot;12&quot;, &quot;15&quot;]]}, &quot;issued&quot;: {&quot;date-parts&quot;: [[&quot;0&quot;]]}, &quot;type&quot;: &quot;webpage&quot;}, &quot;uris&quot;: [&quot;http://www.mendeley.com/documents/?uuid=6241d3ff-4d23-38b6-8a12-08e8728da052&quot;]}], &quot;schema&quot;: &quot;https://github.com/citation-style-language/schema/raw/master/csl-citation.json&quot;, &quot;mendeley&quot;: {&quot;previouslyFormattedCitation&quot;: &quot;[4]&quot;, &quot;formattedCitation&quot;: &quot;[4]&quot;, &quot;plainTextFormattedCitation&quot;: &quot;[4]&quot;}} RNDJbSYwTmsS2"/>⁠ ofrece la posibilidad de realizar cinco proyectos privados de forma gratuita. Sin embargo se ha rechazado por el hecho de que GitHub ya había sido utilizado en proyectos anteriores y el proceso de adaptación inicial iba a ser más rápido.</text:p>
      <text:h text:style-name="Heading_20_4" text:outline-level="4">Alternativa2: Sourceforge</text:h>
      <text:p text:style-name="UBUcuerpoTrabajo">Sourceforge <text:reference-mark-start text:name="ADDIN CSL_CITATION {&quot;properties&quot;: {&quot;noteIndex&quot;: 0}, &quot;citationItems&quot;: [{&quot;id&quot;: &quot;ITEM-1&quot;, &quot;itemData&quot;: {&quot;URL&quot;: &quot;https://sourceforge.net/about&quot;, &quot;title&quot;: &quot;SourceForge - About&quot;, &quot;id&quot;: &quot;ITEM-1&quot;, &quot;accessed&quot;: {&quot;date-parts&quot;: [[&quot;2016&quot;, &quot;12&quot;, &quot;15&quot;]]}, &quot;issued&quot;: {&quot;date-parts&quot;: [[&quot;0&quot;]]}, &quot;type&quot;: &quot;webpage&quot;}, &quot;uris&quot;: [&quot;http://www.mendeley.com/documents/?uuid=1fdde99d-6e78-3664-8b91-7cb53e48599f&quot;]}], &quot;schema&quot;: &quot;https://github.com/citation-style-language/schema/raw/master/csl-citation.json&quot;, &quot;mendeley&quot;: {&quot;previouslyFormattedCitation&quot;: &quot;[5]&quot;, &quot;formattedCitation&quot;: &quot;[5]&quot;, &quot;plainTextFormattedCitation&quot;: &quot;[5]&quot;}} RND3oy4AZzVMN"/><text:span text:style-name="T13">[5]</text:span><text:reference-mark-end text:name="ADDIN CSL_CITATION {&quot;properties&quot;: {&quot;noteIndex&quot;: 0}, &quot;citationItems&quot;: [{&quot;id&quot;: &quot;ITEM-1&quot;, &quot;itemData&quot;: {&quot;URL&quot;: &quot;https://sourceforge.net/about&quot;, &quot;title&quot;: &quot;SourceForge - About&quot;, &quot;id&quot;: &quot;ITEM-1&quot;, &quot;accessed&quot;: {&quot;date-parts&quot;: [[&quot;2016&quot;, &quot;12&quot;, &quot;15&quot;]]}, &quot;issued&quot;: {&quot;date-parts&quot;: [[&quot;0&quot;]]}, &quot;type&quot;: &quot;webpage&quot;}, &quot;uris&quot;: [&quot;http://www.mendeley.com/documents/?uuid=1fdde99d-6e78-3664-8b91-7cb53e48599f&quot;]}], &quot;schema&quot;: &quot;https://github.com/citation-style-language/schema/raw/master/csl-citation.json&quot;, &quot;mendeley&quot;: {&quot;previouslyFormattedCitation&quot;: &quot;[5]&quot;, &quot;formattedCitation&quot;: &quot;[5]&quot;, &quot;plainTextFormattedCitation&quot;: &quot;[5]&quot;}} RND3oy4AZzVMN"/>⁠ es otra alternativa con funcionalidades similares. Del mismo modo, se descartó porque se tenía más conocimiento acerca del uso de GitHub.</text:p>
      <text:h text:style-name="P14" text:outline-level="4">Alternativa3: GitLab</text:h>
      <text:p text:style-name="UBUcuerpoTrabajo">GitLab <text:reference-mark-start text:name="ADDIN CSL_CITATION {&quot;properties&quot;: {&quot;noteIndex&quot;: 0}, &quot;citationItems&quot;: [{&quot;id&quot;: &quot;ITEM-1&quot;, &quot;itemData&quot;: {&quot;URL&quot;: &quot;https://about.gitlab.com/&quot;, &quot;title&quot;: &quot;Code, test, and deploy together with GitLab open source git repo management software | GitLab&quot;, &quot;id&quot;: &quot;ITEM-1&quot;, &quot;accessed&quot;: {&quot;date-parts&quot;: [[&quot;2016&quot;, &quot;12&quot;, &quot;15&quot;]]}, &quot;issued&quot;: {&quot;date-parts&quot;: [[&quot;0&quot;]]}, &quot;type&quot;: &quot;webpage&quot;}, &quot;uris&quot;: [&quot;http://www.mendeley.com/documents/?uuid=b31e7bd2-fb93-3a47-bdaa-46db39d99fc4&quot;]}], &quot;schema&quot;: &quot;https://github.com/citation-style-language/schema/raw/master/csl-citation.json&quot;, &quot;mendeley&quot;: {&quot;previouslyFormattedCitation&quot;: &quot;[6]&quot;, &quot;formattedCitation&quot;: &quot;[6]&quot;, &quot;plainTextFormattedCitation&quot;: &quot;[6]&quot;}} RNDFAQQPCIfip"/><text:span text:style-name="T13">[6]</text:span><text:reference-mark-end text:name="ADDIN CSL_CITATION {&quot;properties&quot;: {&quot;noteIndex&quot;: 0}, &quot;citationItems&quot;: [{&quot;id&quot;: &quot;ITEM-1&quot;, &quot;itemData&quot;: {&quot;URL&quot;: &quot;https://about.gitlab.com/&quot;, &quot;title&quot;: &quot;Code, test, and deploy together with GitLab open source git repo management software | GitLab&quot;, &quot;id&quot;: &quot;ITEM-1&quot;, &quot;accessed&quot;: {&quot;date-parts&quot;: [[&quot;2016&quot;, &quot;12&quot;, &quot;15&quot;]]}, &quot;issued&quot;: {&quot;date-parts&quot;: [[&quot;0&quot;]]}, &quot;type&quot;: &quot;webpage&quot;}, &quot;uris&quot;: [&quot;http://www.mendeley.com/documents/?uuid=b31e7bd2-fb93-3a47-bdaa-46db39d99fc4&quot;]}], &quot;schema&quot;: &quot;https://github.com/citation-style-language/schema/raw/master/csl-citation.json&quot;, &quot;mendeley&quot;: {&quot;previouslyFormattedCitation&quot;: &quot;[6]&quot;, &quot;formattedCitation&quot;: &quot;[6]&quot;, &quot;plainTextFormattedCitation&quot;: &quot;[6]&quot;}} RNDFAQQPCIfip"/>⁠ tiene la ventaja de que permite realizar proyectos de forma privada. Del mismo modo que con las alternativas anteriores, se eligió GitHub sobre ella por un mayor conocimiento de la herramienta.</text:p>
      <text:h text:style-name="Heading_20_3" text:outline-level="3">ZenHub</text:h>
      <text:p text:style-name="UBUcuerpoTrabajo">Zenhub <text:reference-mark-start text:name="ADDIN CSL_CITATION {&quot;properties&quot;: {&quot;noteIndex&quot;: 0}, &quot;citationItems&quot;: [{&quot;id&quot;: &quot;ITEM-1&quot;, &quot;itemData&quot;: {&quot;URL&quot;: &quot;https://www.zenhub.com/&quot;, &quot;title&quot;: &quot;ZenHub - Agile GitHub Project Management Software&quot;, &quot;id&quot;: &quot;ITEM-1&quot;, &quot;accessed&quot;: {&quot;date-parts&quot;: [[&quot;2016&quot;, &quot;12&quot;, &quot;15&quot;]]}, &quot;issued&quot;: {&quot;date-parts&quot;: [[&quot;0&quot;]]}, &quot;type&quot;: &quot;webpage&quot;}, &quot;uris&quot;: [&quot;http://www.mendeley.com/documents/?uuid=15af6954-bd39-3e95-8a25-1e1628e4b6c4&quot;]}], &quot;schema&quot;: &quot;https://github.com/citation-style-language/schema/raw/master/csl-citation.json&quot;, &quot;mendeley&quot;: {&quot;previouslyFormattedCitation&quot;: &quot;[7]&quot;, &quot;formattedCitation&quot;: &quot;[7]&quot;, &quot;plainTextFormattedCitation&quot;: &quot;[7]&quot;}} RNDv1i92VksLf"/><text:span text:style-name="T13">[7]</text:span><text:reference-mark-end text:name="ADDIN CSL_CITATION {&quot;properties&quot;: {&quot;noteIndex&quot;: 0}, &quot;citationItems&quot;: [{&quot;id&quot;: &quot;ITEM-1&quot;, &quot;itemData&quot;: {&quot;URL&quot;: &quot;https://www.zenhub.com/&quot;, &quot;title&quot;: &quot;ZenHub - Agile GitHub Project Management Software&quot;, &quot;id&quot;: &quot;ITEM-1&quot;, &quot;accessed&quot;: {&quot;date-parts&quot;: [[&quot;2016&quot;, &quot;12&quot;, &quot;15&quot;]]}, &quot;issued&quot;: {&quot;date-parts&quot;: [[&quot;0&quot;]]}, &quot;type&quot;: &quot;webpage&quot;}, &quot;uris&quot;: [&quot;http://www.mendeley.com/documents/?uuid=15af6954-bd39-3e95-8a25-1e1628e4b6c4&quot;]}], &quot;schema&quot;: &quot;https://github.com/citation-style-language/schema/raw/master/csl-citation.json&quot;, &quot;mendeley&quot;: {&quot;previouslyFormattedCitation&quot;: &quot;[7]&quot;, &quot;formattedCitation&quot;: &quot;[7]&quot;, &quot;plainTextFormattedCitation&quot;: &quot;[7]&quot;}} RNDv1i92VksLf"/>⁠ es una extensión para nuestro navegador web que añade funcionalidades extra a la web de GitHub. Con ZenHub podremos incluir un tablero en el que organizar nuestras tareas siguiendo una metodología ágil. Las propias issues de GitHub conformarán las tareas que se añadirán al canvas, mientras que los sprints estarán determinados por los milestones. </text:p>
      <text:p text:style-name="UBUcuerpoTrabajo">También nos permite crear burndown charts a partir de la información añadida al crear cada una de las issues, teniendo en cuenta el tiempo estimado de finalización. </text:p>
      <text:p text:style-name="UBUcuerpoTrabajo">Además de gráficos burndown, incluye la creación de gráficos velocity tracking, que p<text:span text:style-name="T16">ro</text:span>porcionan una forma más visual de organizar la cantidad de horas que se acumulan en cada sprint.</text:p>
      <text:p text:style-name="UBUcuerpoTrabajo">Gracias al sistema de etiquetas integrado con GitHub, facilita la forma de clasificar las tareas, ya sea en forma de bug, documentación, código, o cualquier tipo de etiqueta que sea desee crear de forma personalizada.</text:p>
      <text:h text:style-name="Heading_20_4" text:outline-level="4">Alternativa1: Trello</text:h>
      <text:p text:style-name="P5">Trello <text:reference-mark-start text:name="ADDIN CSL_CITATION {&quot;properties&quot;: {&quot;noteIndex&quot;: 0}, &quot;citationItems&quot;: [{&quot;id&quot;: &quot;ITEM-1&quot;, &quot;itemData&quot;: {&quot;URL&quot;: &quot;https://trello.com/&quot;, &quot;title&quot;: &quot;Trello&quot;, &quot;id&quot;: &quot;ITEM-1&quot;, &quot;accessed&quot;: {&quot;date-parts&quot;: [[&quot;2016&quot;, &quot;12&quot;, &quot;15&quot;]]}, &quot;issued&quot;: {&quot;date-parts&quot;: [[&quot;0&quot;]]}, &quot;type&quot;: &quot;webpage&quot;}, &quot;uris&quot;: [&quot;http://www.mendeley.com/documents/?uuid=adfbb1e9-d1cc-3ee6-a02f-b37a255db1b6&quot;]}], &quot;schema&quot;: &quot;https://github.com/citation-style-language/schema/raw/master/csl-citation.json&quot;, &quot;mendeley&quot;: {&quot;previouslyFormattedCitation&quot;: &quot;[8]&quot;, &quot;formattedCitation&quot;: &quot;[8]&quot;, &quot;plainTextFormattedCitation&quot;: &quot;[8]&quot;}} RNDhN9aEQHFxK"/><text:span text:style-name="T13">[8]</text:span><text:reference-mark-end text:name="ADDIN CSL_CITATION {&quot;properties&quot;: {&quot;noteIndex&quot;: 0}, &quot;citationItems&quot;: [{&quot;id&quot;: &quot;ITEM-1&quot;, &quot;itemData&quot;: {&quot;URL&quot;: &quot;https://trello.com/&quot;, &quot;title&quot;: &quot;Trello&quot;, &quot;id&quot;: &quot;ITEM-1&quot;, &quot;accessed&quot;: {&quot;date-parts&quot;: [[&quot;2016&quot;, &quot;12&quot;, &quot;15&quot;]]}, &quot;issued&quot;: {&quot;date-parts&quot;: [[&quot;0&quot;]]}, &quot;type&quot;: &quot;webpage&quot;}, &quot;uris&quot;: [&quot;http://www.mendeley.com/documents/?uuid=adfbb1e9-d1cc-3ee6-a02f-b37a255db1b6&quot;]}], &quot;schema&quot;: &quot;https://github.com/citation-style-language/schema/raw/master/csl-citation.json&quot;, &quot;mendeley&quot;: {&quot;previouslyFormattedCitation&quot;: &quot;[8]&quot;, &quot;formattedCitation&quot;: &quot;[8]&quot;, &quot;plainTextFormattedCitation&quot;: &quot;[8]&quot;}} RNDhN9aEQHFxK"/>⁠ era, en este caso, la principal alternativa a ZenHub. Se trata de una plataforma web en la que se dispone de un tablero donde situar las tareas en diferentes columnas. Presentaba los inconvenientes de que para realizar el burndown chart requería de un plugin externo. Además, no se integraba de una forma tan transparente con GitHub como lo hace ZenHub.</text:p>
      <text:h text:style-name="Heading_20_4" text:outline-level="4">Alternativa2: Sprintometer</text:h>
      <text:p text:style-name="UBUcuerpoTrabajo"><text:span text:style-name="T17">Sprintometer </text:span><text:reference-mark-start text:name="ADDIN CSL_CITATION {&quot;properties&quot;: {&quot;noteIndex&quot;: 0}, &quot;citationItems&quot;: [{&quot;id&quot;: &quot;ITEM-1&quot;, &quot;itemData&quot;: {&quot;URL&quot;: &quot;http://sprintometer.com/&quot;, &quot;title&quot;: &quot;Sprintometer - Scrum &amp;amp; XP project tracking | Website of Scrum tool Sprintometer&quot;, &quot;id&quot;: &quot;ITEM-1&quot;, &quot;accessed&quot;: {&quot;date-parts&quot;: [[&quot;2016&quot;, &quot;12&quot;, &quot;15&quot;]]}, &quot;issued&quot;: {&quot;date-parts&quot;: [[&quot;0&quot;]]}, &quot;type&quot;: &quot;webpage&quot;}, &quot;uris&quot;: [&quot;http://www.mendeley.com/documents/?uuid=cabe12fd-b41e-3f5e-bd57-0bc00ef88df3&quot;]}], &quot;schema&quot;: &quot;https://github.com/citation-style-language/schema/raw/master/csl-citation.json&quot;, &quot;mendeley&quot;: {&quot;previouslyFormattedCitation&quot;: &quot;[9]&quot;, &quot;formattedCitation&quot;: &quot;[9]&quot;, &quot;plainTextFormattedCitation&quot;: &quot;[9]&quot;}} RNDzLuYrd82Zn"/><text:span text:style-name="T15">[9]</text:span><text:reference-mark-end text:name="ADDIN CSL_CITATION {&quot;properties&quot;: {&quot;noteIndex&quot;: 0}, &quot;citationItems&quot;: [{&quot;id&quot;: &quot;ITEM-1&quot;, &quot;itemData&quot;: {&quot;URL&quot;: &quot;http://sprintometer.com/&quot;, &quot;title&quot;: &quot;Sprintometer - Scrum &amp;amp; XP project tracking | Website of Scrum tool Sprintometer&quot;, &quot;id&quot;: &quot;ITEM-1&quot;, &quot;accessed&quot;: {&quot;date-parts&quot;: [[&quot;2016&quot;, &quot;12&quot;, &quot;15&quot;]]}, &quot;issued&quot;: {&quot;date-parts&quot;: [[&quot;0&quot;]]}, &quot;type&quot;: &quot;webpage&quot;}, &quot;uris&quot;: [&quot;http://www.mendeley.com/documents/?uuid=cabe12fd-b41e-3f5e-bd57-0bc00ef88df3&quot;]}], &quot;schema&quot;: &quot;https://github.com/citation-style-language/schema/raw/master/csl-citation.json&quot;, &quot;mendeley&quot;: {&quot;previouslyFormattedCitation&quot;: &quot;[9]&quot;, &quot;formattedCitation&quot;: &quot;[9]&quot;, &quot;plainTextFormattedCitation&quot;: &quot;[9]&quot;}} RNDzLuYrd82Zn"/><text:span text:style-name="T17">⁠</text:span> <text:span text:style-name="T17">es una </text:span>herramienta que nos facilita la división del proyecto en sprints, y es capaz de realizar los burndown charts, sin embargo no ofrece una interfaz tan intuitiva a modo de canvas como sí lo hacen Trello y ZenHub.</text:p>
      <text:h text:style-name="Heading_20_3" text:outline-level="3">NetLogo</text:h>
      <text:p text:style-name="UBUcuerpoTrabajo">NetLogo <text:reference-mark-start text:name="ADDIN CSL_CITATION {&quot;properties&quot;: {&quot;noteIndex&quot;: 0}, &quot;citationItems&quot;: [{&quot;id&quot;: &quot;ITEM-1&quot;, &quot;itemData&quot;: {&quot;URL&quot;: &quot;https://ccl.northwestern.edu/netlogo/&quot;, &quot;title&quot;: &quot;NetLogo Home Page&quot;, &quot;id&quot;: &quot;ITEM-1&quot;, &quot;accessed&quot;: {&quot;date-parts&quot;: [[&quot;2016&quot;, &quot;12&quot;, &quot;15&quot;]]}, &quot;issued&quot;: {&quot;date-parts&quot;: [[&quot;0&quot;]]}, &quot;type&quot;: &quot;webpage&quot;}, &quot;uris&quot;: [&quot;http://www.mendeley.com/documents/?uuid=d41ccd19-4012-3b69-a5f6-132ee33c4301&quot;]}], &quot;schema&quot;: &quot;https://github.com/citation-style-language/schema/raw/master/csl-citation.json&quot;, &quot;mendeley&quot;: {&quot;previouslyFormattedCitation&quot;: &quot;[10]&quot;, &quot;formattedCitation&quot;: &quot;[10]&quot;, &quot;plainTextFormattedCitation&quot;: &quot;[10]&quot;}} RNDz62oBQrNUZ"/><text:span text:style-name="T13">[10]</text:span><text:reference-mark-end text:name="ADDIN CSL_CITATION {&quot;properties&quot;: {&quot;noteIndex&quot;: 0}, &quot;citationItems&quot;: [{&quot;id&quot;: &quot;ITEM-1&quot;, &quot;itemData&quot;: {&quot;URL&quot;: &quot;https://ccl.northwestern.edu/netlogo/&quot;, &quot;title&quot;: &quot;NetLogo Home Page&quot;, &quot;id&quot;: &quot;ITEM-1&quot;, &quot;accessed&quot;: {&quot;date-parts&quot;: [[&quot;2016&quot;, &quot;12&quot;, &quot;15&quot;]]}, &quot;issued&quot;: {&quot;date-parts&quot;: [[&quot;0&quot;]]}, &quot;type&quot;: &quot;webpage&quot;}, &quot;uris&quot;: [&quot;http://www.mendeley.com/documents/?uuid=d41ccd19-4012-3b69-a5f6-132ee33c4301&quot;]}], &quot;schema&quot;: &quot;https://github.com/citation-style-language/schema/raw/master/csl-citation.json&quot;, &quot;mendeley&quot;: {&quot;previouslyFormattedCitation&quot;: &quot;[10]&quot;, &quot;formattedCitation&quot;: &quot;[10]&quot;, &quot;plainTextFormattedCitation&quot;: &quot;[10]&quot;}} RNDz62oBQrNUZ"/>⁠ <text:reference-mark-start text:name="ADDIN CSL_CITATION {&quot;properties&quot;: {&quot;noteIndex&quot;: 0}, &quot;citationItems&quot;: [{&quot;id&quot;: &quot;ITEM-1&quot;, &quot;itemData&quot;: {&quot;URL&quot;: &quot;https://sites.google.com/site/manualnetlogo/vistas-en-netlogo-1&quot;, &quot;title&quot;: &quot;Manual de Netlogo&quot;, &quot;id&quot;: &quot;ITEM-1&quot;, &quot;issued&quot;: {&quot;date-parts&quot;: [[&quot;0&quot;]]}, &quot;type&quot;: &quot;webpage&quot;}, &quot;uris&quot;: [&quot;http://www.mendeley.com/documents/?uuid=d9ad8915-f38c-49a8-ab8e-c4fe6d115004&quot;]}], &quot;schema&quot;: &quot;https://github.com/citation-style-language/schema/raw/master/csl-citation.json&quot;, &quot;mendeley&quot;: {&quot;previouslyFormattedCitation&quot;: &quot;[11]&quot;, &quot;formattedCitation&quot;: &quot;[11]&quot;, &quot;plainTextFormattedCitation&quot;: &quot;[11]&quot;}} RNDsbRzZqMDF4"/><text:span text:style-name="T13">[11]</text:span><text:reference-mark-end text:name="ADDIN CSL_CITATION {&quot;properties&quot;: {&quot;noteIndex&quot;: 0}, &quot;citationItems&quot;: [{&quot;id&quot;: &quot;ITEM-1&quot;, &quot;itemData&quot;: {&quot;URL&quot;: &quot;https://sites.google.com/site/manualnetlogo/vistas-en-netlogo-1&quot;, &quot;title&quot;: &quot;Manual de Netlogo&quot;, &quot;id&quot;: &quot;ITEM-1&quot;, &quot;issued&quot;: {&quot;date-parts&quot;: [[&quot;0&quot;]]}, &quot;type&quot;: &quot;webpage&quot;}, &quot;uris&quot;: [&quot;http://www.mendeley.com/documents/?uuid=d9ad8915-f38c-49a8-ab8e-c4fe6d115004&quot;]}], &quot;schema&quot;: &quot;https://github.com/citation-style-language/schema/raw/master/csl-citation.json&quot;, &quot;mendeley&quot;: {&quot;previouslyFormattedCitation&quot;: &quot;[11]&quot;, &quot;formattedCitation&quot;: &quot;[11]&quot;, &quot;plainTextFormattedCitation&quot;: &quot;[11]&quot;}} RNDsbRzZqMDF4"/>⁠ es un lenguaje de programación basado en agentes que dispone de un entorno de desarrollo orientado a la simulación de modelos sociales y naturales.</text:p>
      <text:p text:style-name="UBUcuerpoTrabajo">La potencia de NetLogo reside en los agentes. El programador puede dar órdenes a cada uno de los múltiples agentes, para observar como se comportan independientemente, y en conjunto con el resto.</text:p>
      <text:p text:style-name="UBUcuerpoTrabajo">Dispone de una buena documentación y soporte, además de un sistema de extensiones para poder <text:span text:style-name="T1">ampliar</text:span> las funcionalidades <text:span text:style-name="T22">con las que cuenta</text:span>. </text:p>
      <text:p text:style-name="UBUcuerpoTrabajo">Está orientado principalmente a la docencia, centrando su uso en alumnos y profesores. <text:span text:style-name="T22">S</text:span>in embargo, tiene potencia suficiente para haber sido utilizado en multitud de publicaciones basadas en investigación.</text:p>
      <text:p text:style-name="UBUcuerpoTrabajo">NetLogo dispone también de una amplia galería de modelos ya desarrollados que <text:soft-page-break/>proporcionan <text:s/>una base sólida antes de comenzar a desarrollar nuestros propios modelos.</text:p>
      <text:p text:style-name="UBUcuerpoTrabajo">Está basado en Java, lo que permite una disponibilidad multiplataforma.</text:p>
      <text:p text:style-name="UBUcuerpoTrabajo">Durante el desarrollo de este proyecto se ha utilizado la versión 5.3.1 para Mac y Windows.</text:p>
      <text:h text:style-name="Heading_20_4" text:outline-level="4">NetLogo Behaviour Space</text:h>
      <text:p text:style-name="UBUcuerpoTrabajo">NetLogo Behaviour Space <text:reference-mark-start text:name="ADDIN CSL_CITATION {&quot;properties&quot;: {&quot;noteIndex&quot;: 0}, &quot;citationItems&quot;: [{&quot;id&quot;: &quot;ITEM-1&quot;, &quot;itemData&quot;: {&quot;URL&quot;: &quot;https://ccl.northwestern.edu/netlogo/docs/behaviorspace.html#advanced&quot;, &quot;title&quot;: &quot;NetLogo 5.3.1 User Manual: BehaviorSpace Guide&quot;, &quot;id&quot;: &quot;ITEM-1&quot;, &quot;accessed&quot;: {&quot;date-parts&quot;: [[&quot;2016&quot;, &quot;12&quot;, &quot;15&quot;]]}, &quot;issued&quot;: {&quot;date-parts&quot;: [[&quot;0&quot;]]}, &quot;type&quot;: &quot;webpage&quot;}, &quot;uris&quot;: [&quot;http://www.mendeley.com/documents/?uuid=267cc3f2-7427-3775-ae61-9628b8f1feac&quot;]}], &quot;schema&quot;: &quot;https://github.com/citation-style-language/schema/raw/master/csl-citation.json&quot;, &quot;mendeley&quot;: {&quot;previouslyFormattedCitation&quot;: &quot;[12]&quot;, &quot;formattedCitation&quot;: &quot;[12]&quot;, &quot;plainTextFormattedCitation&quot;: &quot;[12]&quot;}} RNDe8Qd1pKJrQ"/><text:span text:style-name="T13">[12]</text:span><text:reference-mark-end text:name="ADDIN CSL_CITATION {&quot;properties&quot;: {&quot;noteIndex&quot;: 0}, &quot;citationItems&quot;: [{&quot;id&quot;: &quot;ITEM-1&quot;, &quot;itemData&quot;: {&quot;URL&quot;: &quot;https://ccl.northwestern.edu/netlogo/docs/behaviorspace.html#advanced&quot;, &quot;title&quot;: &quot;NetLogo 5.3.1 User Manual: BehaviorSpace Guide&quot;, &quot;id&quot;: &quot;ITEM-1&quot;, &quot;accessed&quot;: {&quot;date-parts&quot;: [[&quot;2016&quot;, &quot;12&quot;, &quot;15&quot;]]}, &quot;issued&quot;: {&quot;date-parts&quot;: [[&quot;0&quot;]]}, &quot;type&quot;: &quot;webpage&quot;}, &quot;uris&quot;: [&quot;http://www.mendeley.com/documents/?uuid=267cc3f2-7427-3775-ae61-9628b8f1feac&quot;]}], &quot;schema&quot;: &quot;https://github.com/citation-style-language/schema/raw/master/csl-citation.json&quot;, &quot;mendeley&quot;: {&quot;previouslyFormattedCitation&quot;: &quot;[12]&quot;, &quot;formattedCitation&quot;: &quot;[12]&quot;, &quot;plainTextFormattedCitation&quot;: &quot;[12]&quot;}} RNDe8Qd1pKJrQ"/>⁠ es una herramienta incorporada con NetLogo que ofrece la opción de realizar experimentos a partir de cierto modelo. La potencia de esta herramienta reside en que ofrece la posibilidad de ejecutar un modelo un número determinado de veces, almacenando posteriormente los resultados en forma de archivo. Tiene bastante variabilidad en cuanto a la personalización tanto de los parámetros de ejecución, como de los parámetros de salida.</text:p>
      <text:h text:style-name="Heading_20_4" text:outline-level="4">NetLogo Web</text:h>
      <text:p text:style-name="UBUcuerpoTrabajo">Dado que el proyecto se basa en una plataforma web, se requería de un servicio que permitiese el desarrollo del modelo NetLogo en forma de HTML. Para ello NetLogo dispone de una herramienta web <text:reference-mark-start text:name="ADDIN CSL_CITATION {&quot;properties&quot;: {&quot;noteIndex&quot;: 0}, &quot;citationItems&quot;: [{&quot;id&quot;: &quot;ITEM-1&quot;, &quot;itemData&quot;: {&quot;URL&quot;: &quot;http://www.netlogoweb.org/&quot;, &quot;title&quot;: &quot;NetLogo Web&quot;, &quot;id&quot;: &quot;ITEM-1&quot;, &quot;accessed&quot;: {&quot;date-parts&quot;: [[&quot;2016&quot;, &quot;12&quot;, &quot;15&quot;]]}, &quot;issued&quot;: {&quot;date-parts&quot;: [[&quot;0&quot;]]}, &quot;type&quot;: &quot;webpage&quot;}, &quot;uris&quot;: [&quot;http://www.mendeley.com/documents/?uuid=acb99538-dc89-3b70-a609-0f6ee1e75cd5&quot;]}], &quot;schema&quot;: &quot;https://github.com/citation-style-language/schema/raw/master/csl-citation.json&quot;, &quot;mendeley&quot;: {&quot;previouslyFormattedCitation&quot;: &quot;[13]&quot;, &quot;formattedCitation&quot;: &quot;[13]&quot;, &quot;plainTextFormattedCitation&quot;: &quot;[13]&quot;}} RND2EzqC27jcs"/><text:span text:style-name="T13">[13]</text:span><text:reference-mark-end text:name="ADDIN CSL_CITATION {&quot;properties&quot;: {&quot;noteIndex&quot;: 0}, &quot;citationItems&quot;: [{&quot;id&quot;: &quot;ITEM-1&quot;, &quot;itemData&quot;: {&quot;URL&quot;: &quot;http://www.netlogoweb.org/&quot;, &quot;title&quot;: &quot;NetLogo Web&quot;, &quot;id&quot;: &quot;ITEM-1&quot;, &quot;accessed&quot;: {&quot;date-parts&quot;: [[&quot;2016&quot;, &quot;12&quot;, &quot;15&quot;]]}, &quot;issued&quot;: {&quot;date-parts&quot;: [[&quot;0&quot;]]}, &quot;type&quot;: &quot;webpage&quot;}, &quot;uris&quot;: [&quot;http://www.mendeley.com/documents/?uuid=acb99538-dc89-3b70-a609-0f6ee1e75cd5&quot;]}], &quot;schema&quot;: &quot;https://github.com/citation-style-language/schema/raw/master/csl-citation.json&quot;, &quot;mendeley&quot;: {&quot;previouslyFormattedCitation&quot;: &quot;[13]&quot;, &quot;formattedCitation&quot;: &quot;[13]&quot;, &quot;plainTextFormattedCitation&quot;: &quot;[13]&quot;}} RND2EzqC27jcs"/>⁠ que es capaz de exportar una gran variedad de modelos a un formato HTML. No obstante, no está adaptado a numerosas funcionalidades que sí están disponibles en el entorno NetLogo tradicional, <text:span text:style-name="T22">entre ellas, la interacción con archivos externos.</text:span></text:p>
      <text:h text:style-name="Heading_20_3" text:outline-level="3">XAMPP</text:h>
      <text:p text:style-name="UBUcuerpoTrabajo">XAMPP <text:reference-mark-start text:name="ADDIN CSL_CITATION {&quot;properties&quot;: {&quot;noteIndex&quot;: 0}, &quot;citationItems&quot;: [{&quot;id&quot;: &quot;ITEM-1&quot;, &quot;itemData&quot;: {&quot;URL&quot;: &quot;https://www.apachefriends.org/es/index.html&quot;, &quot;title&quot;: &quot;XAMPP Installers and Downloads for Apache Friends&quot;, &quot;id&quot;: &quot;ITEM-1&quot;, &quot;accessed&quot;: {&quot;date-parts&quot;: [[&quot;2016&quot;, &quot;12&quot;, &quot;15&quot;]]}, &quot;issued&quot;: {&quot;date-parts&quot;: [[&quot;0&quot;]]}, &quot;type&quot;: &quot;webpage&quot;}, &quot;uris&quot;: [&quot;http://www.mendeley.com/documents/?uuid=f9bdc46a-deb4-3c70-beea-85955cbe6e21&quot;]}], &quot;schema&quot;: &quot;https://github.com/citation-style-language/schema/raw/master/csl-citation.json&quot;, &quot;mendeley&quot;: {&quot;previouslyFormattedCitation&quot;: &quot;[14]&quot;, &quot;formattedCitation&quot;: &quot;[14]&quot;, &quot;plainTextFormattedCitation&quot;: &quot;[14]&quot;}} RNDmQ8VtEkZCz"/><text:span text:style-name="T13">[14]</text:span><text:reference-mark-end text:name="ADDIN CSL_CITATION {&quot;properties&quot;: {&quot;noteIndex&quot;: 0}, &quot;citationItems&quot;: [{&quot;id&quot;: &quot;ITEM-1&quot;, &quot;itemData&quot;: {&quot;URL&quot;: &quot;https://www.apachefriends.org/es/index.html&quot;, &quot;title&quot;: &quot;XAMPP Installers and Downloads for Apache Friends&quot;, &quot;id&quot;: &quot;ITEM-1&quot;, &quot;accessed&quot;: {&quot;date-parts&quot;: [[&quot;2016&quot;, &quot;12&quot;, &quot;15&quot;]]}, &quot;issued&quot;: {&quot;date-parts&quot;: [[&quot;0&quot;]]}, &quot;type&quot;: &quot;webpage&quot;}, &quot;uris&quot;: [&quot;http://www.mendeley.com/documents/?uuid=f9bdc46a-deb4-3c70-beea-85955cbe6e21&quot;]}], &quot;schema&quot;: &quot;https://github.com/citation-style-language/schema/raw/master/csl-citation.json&quot;, &quot;mendeley&quot;: {&quot;previouslyFormattedCitation&quot;: &quot;[14]&quot;, &quot;formattedCitation&quot;: &quot;[14]&quot;, &quot;plainTextFormattedCitation&quot;: &quot;[14]&quot;}} RNDmQ8VtEkZCz"/>⁠ es una herramienta orientada a programadores que se están iniciando en el ámbito de los servidores web. Se trata de un servicio que agrupa un conjunto de componentes necesarios para la creación web, instalando todos de forma conjunta para facilitar así su manejo e instalación.</text:p>
      <text:p text:style-name="UBUcuerpoTrabajo">En esencia XAMPP es una distribución de Apache que además del propio servidor añade MariaDB (MySQL), como gestor de bases de datos; y PHP y Perl, como lenguaje de programación en el lado del servidor.</text:p>
      <text:p text:style-name="UBUcuerpoTrabajo">Entre las herramientas que incluye XAMPP destaca PhpMyAdmin. PhpMyAdmin es un gestor web de nuestra base de datos, el cual nos facilitará las tareas de mantenimiento de la misma, así como su configuración.</text:p>
      <text:p text:style-name="UBUcuerpoTrabajo">XAMPP admite también la posibilidad de añadir ciertos complementos, como son, por ejemplo, <text:span text:style-name="T1">WordPress</text:span>, Drupal o Moodle.</text:p>
      <text:p text:style-name="UBUcuerpoTrabajo">Por último XAMPP está disponible en todas las plataformas (Mac, Linux, Windows) de forma gratuita tanto para uso personal como comercial.</text:p>
      <text:h text:style-name="Heading_20_4" text:outline-level="4">Alternativa1: MAMP</text:h>
      <text:p text:style-name="UBUcuerpoTrabajo">MAMP <text:reference-mark-start text:name="ADDIN CSL_CITATION {&quot;properties&quot;: {&quot;noteIndex&quot;: 0}, &quot;citationItems&quot;: [{&quot;id&quot;: &quot;ITEM-1&quot;, &quot;itemData&quot;: {&quot;URL&quot;: &quot;https://www.mamp.info/en/&quot;, &quot;title&quot;: &quot;MAMP &amp;amp; MAMP PRO&quot;, &quot;id&quot;: &quot;ITEM-1&quot;, &quot;accessed&quot;: {&quot;date-parts&quot;: [[&quot;2016&quot;, &quot;12&quot;, &quot;15&quot;]]}, &quot;issued&quot;: {&quot;date-parts&quot;: [[&quot;0&quot;]]}, &quot;type&quot;: &quot;webpage&quot;}, &quot;uris&quot;: [&quot;http://www.mendeley.com/documents/?uuid=e93c0765-316e-3029-bd3f-0cbfeae2aaa6&quot;]}], &quot;schema&quot;: &quot;https://github.com/citation-style-language/schema/raw/master/csl-citation.json&quot;, &quot;mendeley&quot;: {&quot;previouslyFormattedCitation&quot;: &quot;[15]&quot;, &quot;formattedCitation&quot;: &quot;[15]&quot;, &quot;plainTextFormattedCitation&quot;: &quot;[15]&quot;}} RNDWxiPzZes7H"/><text:span text:style-name="T13">[15]</text:span><text:reference-mark-end text:name="ADDIN CSL_CITATION {&quot;properties&quot;: {&quot;noteIndex&quot;: 0}, &quot;citationItems&quot;: [{&quot;id&quot;: &quot;ITEM-1&quot;, &quot;itemData&quot;: {&quot;URL&quot;: &quot;https://www.mamp.info/en/&quot;, &quot;title&quot;: &quot;MAMP &amp;amp; MAMP PRO&quot;, &quot;id&quot;: &quot;ITEM-1&quot;, &quot;accessed&quot;: {&quot;date-parts&quot;: [[&quot;2016&quot;, &quot;12&quot;, &quot;15&quot;]]}, &quot;issued&quot;: {&quot;date-parts&quot;: [[&quot;0&quot;]]}, &quot;type&quot;: &quot;webpage&quot;}, &quot;uris&quot;: [&quot;http://www.mendeley.com/documents/?uuid=e93c0765-316e-3029-bd3f-0cbfeae2aaa6&quot;]}], &quot;schema&quot;: &quot;https://github.com/citation-style-language/schema/raw/master/csl-citation.json&quot;, &quot;mendeley&quot;: {&quot;previouslyFormattedCitation&quot;: &quot;[15]&quot;, &quot;formattedCitation&quot;: &quot;[15]&quot;, &quot;plainTextFormattedCitation&quot;: &quot;[15]&quot;}} RNDWxiPzZes7H"/>⁠ es una alternativa muy similar a XAMPP. Incluye Apache, Nginx, MySQL, PHP, Python y Perl. <text:span text:style-name="T23">T</text:span>iene la ventaja <text:span text:style-name="T23">sobre XAMPP</text:span> de que incluye Python. Sin embargo no está disponible para Linux, por lo que ha sido rechazado.</text:p>
      <text:h text:style-name="Heading_20_4" text:outline-level="4">Alternativa2: WAMP</text:h>
      <text:p text:style-name="P6">WAMP <text:reference-mark-start text:name="ADDIN CSL_CITATION {&quot;properties&quot;: {&quot;noteIndex&quot;: 0}, &quot;citationItems&quot;: [{&quot;id&quot;: &quot;ITEM-1&quot;, &quot;itemData&quot;: {&quot;URL&quot;: &quot;http://www.wampserver.com/en/&quot;, &quot;title&quot;: &quot;WampServer, la plate-forme de d\u00e9veloppement Web sous Windows - Apache, MySQL, PHP&quot;, &quot;id&quot;: &quot;ITEM-1&quot;, &quot;accessed&quot;: {&quot;date-parts&quot;: [[&quot;2016&quot;, &quot;12&quot;, &quot;15&quot;]]}, &quot;issued&quot;: {&quot;date-parts&quot;: [[&quot;0&quot;]]}, &quot;type&quot;: &quot;webpage&quot;}, &quot;uris&quot;: [&quot;http://www.mendeley.com/documents/?uuid=c7172e13-4fc8-3129-beba-3e59e1438bd1&quot;]}], &quot;schema&quot;: &quot;https://github.com/citation-style-language/schema/raw/master/csl-citation.json&quot;, &quot;mendeley&quot;: {&quot;previouslyFormattedCitation&quot;: &quot;[16]&quot;, &quot;formattedCitation&quot;: &quot;[16]&quot;, &quot;plainTextFormattedCitation&quot;: &quot;[16]&quot;}} RNDmrJKeb0uYT"/><text:span text:style-name="T13">[16]</text:span><text:reference-mark-end text:name="ADDIN CSL_CITATION {&quot;properties&quot;: {&quot;noteIndex&quot;: 0}, &quot;citationItems&quot;: [{&quot;id&quot;: &quot;ITEM-1&quot;, &quot;itemData&quot;: {&quot;URL&quot;: &quot;http://www.wampserver.com/en/&quot;, &quot;title&quot;: &quot;WampServer, la plate-forme de d\u00e9veloppement Web sous Windows - Apache, MySQL, PHP&quot;, &quot;id&quot;: &quot;ITEM-1&quot;, &quot;accessed&quot;: {&quot;date-parts&quot;: [[&quot;2016&quot;, &quot;12&quot;, &quot;15&quot;]]}, &quot;issued&quot;: {&quot;date-parts&quot;: [[&quot;0&quot;]]}, &quot;type&quot;: &quot;webpage&quot;}, &quot;uris&quot;: [&quot;http://www.mendeley.com/documents/?uuid=c7172e13-4fc8-3129-beba-3e59e1438bd1&quot;]}], &quot;schema&quot;: &quot;https://github.com/citation-style-language/schema/raw/master/csl-citation.json&quot;, &quot;mendeley&quot;: {&quot;previouslyFormattedCitation&quot;: &quot;[16]&quot;, &quot;formattedCitation&quot;: &quot;[16]&quot;, &quot;plainTextFormattedCitation&quot;: &quot;[16]&quot;}} RNDmrJKeb0uYT"/>⁠ <text:span text:style-name="T18">(o Wampserver) </text:span>es, del mismo modo, una opción muy parecida a las anteriores. Incluye Apache, PHP y MySQL. En este caso también ha sido rechazado por razones de disponibilidad por sistema operativo, ya que en este caso es exclusivo de Windows.</text:p>
      <text:h text:style-name="Heading_20_3" text:outline-level="3">HTML</text:h>
      <text:p text:style-name="UBUcuerpoTrabajo">HTML <text:reference-mark-start text:name="ADDIN CSL_CITATION {&quot;properties&quot;: {&quot;noteIndex&quot;: 0}, &quot;citationItems&quot;: [{&quot;id&quot;: &quot;ITEM-1&quot;, &quot;itemData&quot;: {&quot;URL&quot;: &quot;http://www.w3schools.com/html/html_intro.asp&quot;, &quot;title&quot;: &quot;Introduction to HTML&quot;, &quot;id&quot;: &quot;ITEM-1&quot;, &quot;accessed&quot;: {&quot;date-parts&quot;: [[&quot;2016&quot;, &quot;12&quot;, &quot;15&quot;]]}, &quot;issued&quot;: {&quot;date-parts&quot;: [[&quot;0&quot;]]}, &quot;type&quot;: &quot;webpage&quot;}, &quot;uris&quot;: [&quot;http://www.mendeley.com/documents/?uuid=4c4a50e9-7d98-36e1-b2c9-dcdd83e52378&quot;]}], &quot;schema&quot;: &quot;https://github.com/citation-style-language/schema/raw/master/csl-citation.json&quot;, &quot;mendeley&quot;: {&quot;previouslyFormattedCitation&quot;: &quot;[17]&quot;, &quot;formattedCitation&quot;: &quot;[17]&quot;, &quot;plainTextFormattedCitation&quot;: &quot;[17]&quot;}} RNDR9cavLhyhO"/><text:span text:style-name="T13">[17]</text:span><text:reference-mark-end text:name="ADDIN CSL_CITATION {&quot;properties&quot;: {&quot;noteIndex&quot;: 0}, &quot;citationItems&quot;: [{&quot;id&quot;: &quot;ITEM-1&quot;, &quot;itemData&quot;: {&quot;URL&quot;: &quot;http://www.w3schools.com/html/html_intro.asp&quot;, &quot;title&quot;: &quot;Introduction to HTML&quot;, &quot;id&quot;: &quot;ITEM-1&quot;, &quot;accessed&quot;: {&quot;date-parts&quot;: [[&quot;2016&quot;, &quot;12&quot;, &quot;15&quot;]]}, &quot;issued&quot;: {&quot;date-parts&quot;: [[&quot;0&quot;]]}, &quot;type&quot;: &quot;webpage&quot;}, &quot;uris&quot;: [&quot;http://www.mendeley.com/documents/?uuid=4c4a50e9-7d98-36e1-b2c9-dcdd83e52378&quot;]}], &quot;schema&quot;: &quot;https://github.com/citation-style-language/schema/raw/master/csl-citation.json&quot;, &quot;mendeley&quot;: {&quot;previouslyFormattedCitation&quot;: &quot;[17]&quot;, &quot;formattedCitation&quot;: &quot;[17]&quot;, &quot;plainTextFormattedCitation&quot;: &quot;[17]&quot;}} RNDR9cavLhyhO"/>⁠ (HyperText Markup Language) es el estándar de referencia en la realización de páginas Web. Se trata de un lenguaje basado en etiquetas que establecen la disposición de los contenidos de una página web.</text:p>
      <text:p text:style-name="UBUcuerpoTrabajo">Se ha utilizado HTML5 por ser la versión más actual, ya que los navegadores están orientados a adaptarse a ella.</text:p>
      <text:h text:style-name="Heading_20_3" text:outline-level="3"><text:soft-page-break/>JavaScript</text:h>
      <text:p text:style-name="UBUcuerpoTrabajo">Como lenguaje de programación en el lado del cliente se ha utilizado JavaScript<text:reference-mark-start text:name="ADDIN CSL_CITATION {&quot;properties&quot;: {&quot;noteIndex&quot;: 0}, &quot;citationItems&quot;: [{&quot;id&quot;: &quot;ITEM-1&quot;, &quot;itemData&quot;: {&quot;URL&quot;: &quot;https://developer.mozilla.org/en-US/docs/Web/JavaScript/About_JavaScript?redirectlocale=en-US&amp;redirectslug=JavaScript%2FAbout_JavaScript&quot;, &quot;title&quot;: &quot;About JavaScript - JavaScript | MDN&quot;, &quot;id&quot;: &quot;ITEM-1&quot;, &quot;accessed&quot;: {&quot;date-parts&quot;: [[&quot;2016&quot;, &quot;12&quot;, &quot;15&quot;]]}, &quot;issued&quot;: {&quot;date-parts&quot;: [[&quot;0&quot;]]}, &quot;type&quot;: &quot;webpage&quot;}, &quot;uris&quot;: [&quot;http://www.mendeley.com/documents/?uuid=85e9ecbd-0557-39c6-83bd-65e14f728d91&quot;]}], &quot;schema&quot;: &quot;https://github.com/citation-style-language/schema/raw/master/csl-citation.json&quot;, &quot;mendeley&quot;: {&quot;previouslyFormattedCitation&quot;: &quot;[18]&quot;, &quot;formattedCitation&quot;: &quot;[18]&quot;, &quot;plainTextFormattedCitation&quot;: &quot;[18]&quot;}} RNDAu56J8pu6j"/><text:span text:style-name="T13">[18]</text:span><text:reference-mark-end text:name="ADDIN CSL_CITATION {&quot;properties&quot;: {&quot;noteIndex&quot;: 0}, &quot;citationItems&quot;: [{&quot;id&quot;: &quot;ITEM-1&quot;, &quot;itemData&quot;: {&quot;URL&quot;: &quot;https://developer.mozilla.org/en-US/docs/Web/JavaScript/About_JavaScript?redirectlocale=en-US&amp;redirectslug=JavaScript%2FAbout_JavaScript&quot;, &quot;title&quot;: &quot;About JavaScript - JavaScript | MDN&quot;, &quot;id&quot;: &quot;ITEM-1&quot;, &quot;accessed&quot;: {&quot;date-parts&quot;: [[&quot;2016&quot;, &quot;12&quot;, &quot;15&quot;]]}, &quot;issued&quot;: {&quot;date-parts&quot;: [[&quot;0&quot;]]}, &quot;type&quot;: &quot;webpage&quot;}, &quot;uris&quot;: [&quot;http://www.mendeley.com/documents/?uuid=85e9ecbd-0557-39c6-83bd-65e14f728d91&quot;]}], &quot;schema&quot;: &quot;https://github.com/citation-style-language/schema/raw/master/csl-citation.json&quot;, &quot;mendeley&quot;: {&quot;previouslyFormattedCitation&quot;: &quot;[18]&quot;, &quot;formattedCitation&quot;: &quot;[18]&quot;, &quot;plainTextFormattedCitation&quot;: &quot;[18]&quot;}} RNDAu56J8pu6j"/>⁠. JavaScript es un lenguaje orientado a objetos que se utiliza generalmente en programación web del lado del cliente, aunque también se puede usar en aplicaciones de escritorio (sobretodo en widgets).</text:p>
      <text:p text:style-name="UBUcuerpoTrabajo">Gracias a estar en el lado del cliente, permite multitud de funcionalidades visuales en el navegador.</text:p>
      <text:h text:style-name="Heading_20_4" text:outline-level="4">jQuery </text:h>
      <text:p text:style-name="UBUcuerpoTrabajo">Jquery <text:reference-mark-start text:name="ADDIN CSL_CITATION {&quot;properties&quot;: {&quot;noteIndex&quot;: 0}, &quot;citationItems&quot;: [{&quot;id&quot;: &quot;ITEM-1&quot;, &quot;itemData&quot;: {&quot;URL&quot;: &quot;https://jquery.com/&quot;, &quot;title&quot;: &quot;jQuery&quot;, &quot;id&quot;: &quot;ITEM-1&quot;, &quot;accessed&quot;: {&quot;date-parts&quot;: [[&quot;2016&quot;, &quot;12&quot;, &quot;15&quot;]]}, &quot;issued&quot;: {&quot;date-parts&quot;: [[&quot;0&quot;]]}, &quot;type&quot;: &quot;webpage&quot;}, &quot;uris&quot;: [&quot;http://www.mendeley.com/documents/?uuid=6c285374-2185-3e6e-b4cd-500414bee705&quot;]}], &quot;schema&quot;: &quot;https://github.com/citation-style-language/schema/raw/master/csl-citation.json&quot;, &quot;mendeley&quot;: {&quot;previouslyFormattedCitation&quot;: &quot;[19]&quot;, &quot;formattedCitation&quot;: &quot;[19]&quot;, &quot;plainTextFormattedCitation&quot;: &quot;[19]&quot;}} RNDbr823RNZL1"/><text:span text:style-name="T13">[19]</text:span><text:reference-mark-end text:name="ADDIN CSL_CITATION {&quot;properties&quot;: {&quot;noteIndex&quot;: 0}, &quot;citationItems&quot;: [{&quot;id&quot;: &quot;ITEM-1&quot;, &quot;itemData&quot;: {&quot;URL&quot;: &quot;https://jquery.com/&quot;, &quot;title&quot;: &quot;jQuery&quot;, &quot;id&quot;: &quot;ITEM-1&quot;, &quot;accessed&quot;: {&quot;date-parts&quot;: [[&quot;2016&quot;, &quot;12&quot;, &quot;15&quot;]]}, &quot;issued&quot;: {&quot;date-parts&quot;: [[&quot;0&quot;]]}, &quot;type&quot;: &quot;webpage&quot;}, &quot;uris&quot;: [&quot;http://www.mendeley.com/documents/?uuid=6c285374-2185-3e6e-b4cd-500414bee705&quot;]}], &quot;schema&quot;: &quot;https://github.com/citation-style-language/schema/raw/master/csl-citation.json&quot;, &quot;mendeley&quot;: {&quot;previouslyFormattedCitation&quot;: &quot;[19]&quot;, &quot;formattedCitation&quot;: &quot;[19]&quot;, &quot;plainTextFormattedCitation&quot;: &quot;[19]&quot;}} RNDbr823RNZL1"/>⁠ es una biblioteca JavaScript orientada al manejo de eventos e interacciones en nuestro código HTML. Facilita ciertas tareas, suponiendo un ahorro de código y esfuerzo. Proporciona también la posibilidad del uso de Ajax, que se tratará en profundidad a continuación.</text:p>
      <text:p text:style-name="UBUcuerpoTrabajo">Se trata de software libre, con libertad de uso en proyectos tanto públicos como privados.</text:p>
      <text:p text:style-name="UBUcuerpoTrabajo">Se ha utilizado la última versión hasta el momento, la versión <text:s/>3.1.1.</text:p>
      <text:h text:style-name="Heading_20_4" text:outline-level="4">Ajax</text:h>
      <text:p text:style-name="UBUcuerpoTrabajo">Ajax <text:reference-mark-start text:name="ADDIN CSL_CITATION {&quot;properties&quot;: {&quot;noteIndex&quot;: 0}, &quot;citationItems&quot;: [{&quot;id&quot;: &quot;ITEM-1&quot;, &quot;itemData&quot;: {&quot;URL&quot;: &quot;http://www.w3schools.com/xml/ajax_intro.asp&quot;, &quot;title&quot;: &quot;AJAX Introduction&quot;, &quot;id&quot;: &quot;ITEM-1&quot;, &quot;accessed&quot;: {&quot;date-parts&quot;: [[&quot;2016&quot;, &quot;12&quot;, &quot;15&quot;]]}, &quot;issued&quot;: {&quot;date-parts&quot;: [[&quot;0&quot;]]}, &quot;type&quot;: &quot;webpage&quot;}, &quot;uris&quot;: [&quot;http://www.mendeley.com/documents/?uuid=297db696-de0f-3b0c-b3f5-a0d0bd270868&quot;]}], &quot;schema&quot;: &quot;https://github.com/citation-style-language/schema/raw/master/csl-citation.json&quot;, &quot;mendeley&quot;: {&quot;previouslyFormattedCitation&quot;: &quot;[20]&quot;, &quot;formattedCitation&quot;: &quot;[20]&quot;, &quot;plainTextFormattedCitation&quot;: &quot;[20]&quot;}} RNDOhuQTWYLdc"/><text:span text:style-name="T13">[20]</text:span><text:reference-mark-end text:name="ADDIN CSL_CITATION {&quot;properties&quot;: {&quot;noteIndex&quot;: 0}, &quot;citationItems&quot;: [{&quot;id&quot;: &quot;ITEM-1&quot;, &quot;itemData&quot;: {&quot;URL&quot;: &quot;http://www.w3schools.com/xml/ajax_intro.asp&quot;, &quot;title&quot;: &quot;AJAX Introduction&quot;, &quot;id&quot;: &quot;ITEM-1&quot;, &quot;accessed&quot;: {&quot;date-parts&quot;: [[&quot;2016&quot;, &quot;12&quot;, &quot;15&quot;]]}, &quot;issued&quot;: {&quot;date-parts&quot;: [[&quot;0&quot;]]}, &quot;type&quot;: &quot;webpage&quot;}, &quot;uris&quot;: [&quot;http://www.mendeley.com/documents/?uuid=297db696-de0f-3b0c-b3f5-a0d0bd270868&quot;]}], &quot;schema&quot;: &quot;https://github.com/citation-style-language/schema/raw/master/csl-citation.json&quot;, &quot;mendeley&quot;: {&quot;previouslyFormattedCitation&quot;: &quot;[20]&quot;, &quot;formattedCitation&quot;: &quot;[20]&quot;, &quot;plainTextFormattedCitation&quot;: &quot;[20]&quot;}} RNDOhuQTWYLdc"/>⁠ (Asynchronous JavaScript and XML) es una técnica de programación web basada en una interacción con el servidor de forma asíncrona y más transparente al usuario, intentando evitar la recarga de la página cuando se realiza una petición.</text:p>
      <text:p text:style-name="UBUcuerpoTrabajo">Cabe destacar que Ajax no es un lenguaje de programación, ni una nueva herramienta web, es simplemente una técnica que aprovecha las capacidades de los navegadores para conseguir una serie de interacciones mucho más limpias de cara al usuario.</text:p>
      <text:h text:style-name="Heading_20_3" text:outline-level="3">PHP</text:h>
      <text:p text:style-name="UBUcuerpoTrabajo">PHP <text:reference-mark-start text:name="ADDIN CSL_CITATION {&quot;properties&quot;: {&quot;noteIndex&quot;: 0}, &quot;citationItems&quot;: [{&quot;id&quot;: &quot;ITEM-1&quot;, &quot;itemData&quot;: {&quot;URL&quot;: &quot;http://php.net/docs.php&quot;, &quot;title&quot;: &quot;PHP: Documentation&quot;, &quot;id&quot;: &quot;ITEM-1&quot;, &quot;accessed&quot;: {&quot;date-parts&quot;: [[&quot;2016&quot;, &quot;12&quot;, &quot;15&quot;]]}, &quot;issued&quot;: {&quot;date-parts&quot;: [[&quot;0&quot;]]}, &quot;type&quot;: &quot;webpage&quot;}, &quot;uris&quot;: [&quot;http://www.mendeley.com/documents/?uuid=3b46b961-ddba-3501-ab77-cefb9836be59&quot;]}], &quot;schema&quot;: &quot;https://github.com/citation-style-language/schema/raw/master/csl-citation.json&quot;, &quot;mendeley&quot;: {&quot;previouslyFormattedCitation&quot;: &quot;[21]&quot;, &quot;formattedCitation&quot;: &quot;[21]&quot;, &quot;plainTextFormattedCitation&quot;: &quot;[21]&quot;}} RNDQmQ8hO2454"/><text:span text:style-name="T13">[21]</text:span><text:reference-mark-end text:name="ADDIN CSL_CITATION {&quot;properties&quot;: {&quot;noteIndex&quot;: 0}, &quot;citationItems&quot;: [{&quot;id&quot;: &quot;ITEM-1&quot;, &quot;itemData&quot;: {&quot;URL&quot;: &quot;http://php.net/docs.php&quot;, &quot;title&quot;: &quot;PHP: Documentation&quot;, &quot;id&quot;: &quot;ITEM-1&quot;, &quot;accessed&quot;: {&quot;date-parts&quot;: [[&quot;2016&quot;, &quot;12&quot;, &quot;15&quot;]]}, &quot;issued&quot;: {&quot;date-parts&quot;: [[&quot;0&quot;]]}, &quot;type&quot;: &quot;webpage&quot;}, &quot;uris&quot;: [&quot;http://www.mendeley.com/documents/?uuid=3b46b961-ddba-3501-ab77-cefb9836be59&quot;]}], &quot;schema&quot;: &quot;https://github.com/citation-style-language/schema/raw/master/csl-citation.json&quot;, &quot;mendeley&quot;: {&quot;previouslyFormattedCitation&quot;: &quot;[21]&quot;, &quot;formattedCitation&quot;: &quot;[21]&quot;, &quot;plainTextFormattedCitation&quot;: &quot;[21]&quot;}} RNDQmQ8hO2454"/>⁠ (PHP: Hypertext Preprocesor) es un lenguaje de programación de código abierto destinado al desarrollo web. Su potencia reside en que puede ser incrustado dentro de un código HTML utilizando las etiquetas “&lt;?php” de inicio y “?&gt;” de finalización. No obstante, también puede ser utilizado en scripts independientes del html siempre que hagamos referencia a ellos.</text:p>
      <text:p text:style-name="UBUcuerpoTrabajo">PHP es un lenguaje que se ejecuta del lado del servidor, esto quiere decir que, a diferencia de JavaScript, no se ejecutará en el navegador del usuario, sino que se deberá hacer una petición al servidor de la página web para ser llevado a cabo en ese lado.</text:p>
      <text:p text:style-name="UBUcuerpoTrabajo">Ofrece una gran disponibilidad en <text:span text:style-name="T1">cuanto</text:span> a sistemas operativos y navegadores, siendo soportado por la gran mayoría, lo que ha ocasionado que sea uno de los lenguajes más populares en la actualidad <text:reference-mark-start text:name="ADDIN CSL_CITATION {&quot;properties&quot;: {&quot;noteIndex&quot;: 0}, &quot;citationItems&quot;: [{&quot;id&quot;: &quot;ITEM-1&quot;, &quot;itemData&quot;: {&quot;URL&quot;: &quot;http://spectrum.ieee.org/computing/software/the-2016-top-programming-languages&quot;, &quot;title&quot;: &quot;The 2016 Top Programming Languages - IEEE Spectrum&quot;, &quot;id&quot;: &quot;ITEM-1&quot;, &quot;accessed&quot;: {&quot;date-parts&quot;: [[&quot;2016&quot;, &quot;12&quot;, &quot;15&quot;]]}, &quot;issued&quot;: {&quot;date-parts&quot;: [[&quot;0&quot;]]}, &quot;type&quot;: &quot;webpage&quot;}, &quot;uris&quot;: [&quot;http://www.mendeley.com/documents/?uuid=1e24ab05-57ec-34b9-92bb-f24142987c4a&quot;]}], &quot;schema&quot;: &quot;https://github.com/citation-style-language/schema/raw/master/csl-citation.json&quot;, &quot;mendeley&quot;: {&quot;formattedCitation&quot;: &quot;[22]&quot;, &quot;plainTextFormattedCitation&quot;: &quot;[22]&quot;}} RNDyQhMx3fIBV"/><text:span text:style-name="T13">[22]</text:span><text:reference-mark-end text:name="ADDIN CSL_CITATION {&quot;properties&quot;: {&quot;noteIndex&quot;: 0}, &quot;citationItems&quot;: [{&quot;id&quot;: &quot;ITEM-1&quot;, &quot;itemData&quot;: {&quot;URL&quot;: &quot;http://spectrum.ieee.org/computing/software/the-2016-top-programming-languages&quot;, &quot;title&quot;: &quot;The 2016 Top Programming Languages - IEEE Spectrum&quot;, &quot;id&quot;: &quot;ITEM-1&quot;, &quot;accessed&quot;: {&quot;date-parts&quot;: [[&quot;2016&quot;, &quot;12&quot;, &quot;15&quot;]]}, &quot;issued&quot;: {&quot;date-parts&quot;: [[&quot;0&quot;]]}, &quot;type&quot;: &quot;webpage&quot;}, &quot;uris&quot;: [&quot;http://www.mendeley.com/documents/?uuid=1e24ab05-57ec-34b9-92bb-f24142987c4a&quot;]}], &quot;schema&quot;: &quot;https://github.com/citation-style-language/schema/raw/master/csl-citation.json&quot;, &quot;mendeley&quot;: {&quot;formattedCitation&quot;: &quot;[22]&quot;, &quot;plainTextFormattedCitation&quot;: &quot;[22]&quot;}} RNDyQhMx3fIBV"/>⁠.</text:p>
      <text:h text:style-name="Heading_20_3" text:outline-level="3">CSS</text:h>
      <text:p text:style-name="UBUcuerpoTrabajo">CSS <text:reference-mark-start text:name="ADDIN CSL_CITATION {&quot;properties&quot;: {&quot;noteIndex&quot;: 0}, &quot;citationItems&quot;: [{&quot;id&quot;: &quot;ITEM-1&quot;, &quot;itemData&quot;: {&quot;URL&quot;: &quot;https://developer.mozilla.org/es/docs/Web/CSS&quot;, &quot;title&quot;: &quot;CSS | MDN&quot;, &quot;id&quot;: &quot;ITEM-1&quot;, &quot;accessed&quot;: {&quot;date-parts&quot;: [[&quot;2016&quot;, &quot;12&quot;, &quot;15&quot;]]}, &quot;issued&quot;: {&quot;date-parts&quot;: [[&quot;0&quot;]]}, &quot;type&quot;: &quot;webpage&quot;}, &quot;uris&quot;: [&quot;http://www.mendeley.com/documents/?uuid=596c62b2-58c9-3bde-908d-1799521f62dc&quot;]}], &quot;schema&quot;: &quot;https://github.com/citation-style-language/schema/raw/master/csl-citation.json&quot;, &quot;mendeley&quot;: {&quot;previouslyFormattedCitation&quot;: &quot;[22]&quot;, &quot;formattedCitation&quot;: &quot;[23]&quot;, &quot;plainTextFormattedCitation&quot;: &quot;[23]&quot;}} RNDPxpzyi1Int"/><text:span text:style-name="T13">[23]</text:span><text:reference-mark-end text:name="ADDIN CSL_CITATION {&quot;properties&quot;: {&quot;noteIndex&quot;: 0}, &quot;citationItems&quot;: [{&quot;id&quot;: &quot;ITEM-1&quot;, &quot;itemData&quot;: {&quot;URL&quot;: &quot;https://developer.mozilla.org/es/docs/Web/CSS&quot;, &quot;title&quot;: &quot;CSS | MDN&quot;, &quot;id&quot;: &quot;ITEM-1&quot;, &quot;accessed&quot;: {&quot;date-parts&quot;: [[&quot;2016&quot;, &quot;12&quot;, &quot;15&quot;]]}, &quot;issued&quot;: {&quot;date-parts&quot;: [[&quot;0&quot;]]}, &quot;type&quot;: &quot;webpage&quot;}, &quot;uris&quot;: [&quot;http://www.mendeley.com/documents/?uuid=596c62b2-58c9-3bde-908d-1799521f62dc&quot;]}], &quot;schema&quot;: &quot;https://github.com/citation-style-language/schema/raw/master/csl-citation.json&quot;, &quot;mendeley&quot;: {&quot;previouslyFormattedCitation&quot;: &quot;[22]&quot;, &quot;formattedCitation&quot;: &quot;[23]&quot;, &quot;plainTextFormattedCitation&quot;: &quot;[23]&quot;}} RNDPxpzyi1Int"/>⁠ (Cascading Style Sheets) es un lenguaje de programación destinado a la modificación estética de los elementos de una página web HTML o XML. CSS actúa sobre la renderización del elemento para definir cómo debe ser presentado al usuario. </text:p>
      <text:p text:style-name="UBUcuerpoTrabajo">La base del lenguaje CSS reside en los estilos que definen la forma de presentar un documento HTML o XML. CSS especifica esos estilos en scripts independientes que pueden ser utilizados en varios documentos web simultáneamente. De esta forma, si queremos realizar un cambio de estilo global, en lugar de alterar cada un<text:span text:style-name="T23">o</text:span> de los documentos, variaremos un único fichero CSS.</text:p>
      <text:h text:style-name="Heading_20_3" text:outline-level="3">Bootstrap</text:h>
      <text:p text:style-name="UBUcuerpoTrabajo">Un principio a tener en cuenta en programación es que hay muchas funcionalidades que ya están creadas y no merece la pena perder el tiempo en rehacerlas de nuevo, es decir, no deberíamos tratar de reinventar la rueda. Bootstrap <text:reference-mark-start text:name="ADDIN CSL_CITATION {&quot;properties&quot;: {&quot;noteIndex&quot;: 0}, &quot;citationItems&quot;: [{&quot;id&quot;: &quot;ITEM-1&quot;, &quot;itemData&quot;: {&quot;URL&quot;: &quot;http://getbootstrap.com/&quot;, &quot;title&quot;: &quot;Bootstrap \u00b7 The world's most popular mobile-first and responsive front-end framework.&quot;, &quot;id&quot;: &quot;ITEM-1&quot;, &quot;accessed&quot;: {&quot;date-parts&quot;: [[&quot;2016&quot;, &quot;12&quot;, &quot;15&quot;]]}, &quot;issued&quot;: {&quot;date-parts&quot;: [[&quot;0&quot;]]}, &quot;type&quot;: &quot;webpage&quot;}, &quot;uris&quot;: [&quot;http://www.mendeley.com/documents/?uuid=a7265bf4-afa3-3294-aed0-c04ec9efe224&quot;]}, {&quot;id&quot;: &quot;ITEM-2&quot;, &quot;itemData&quot;: {&quot;URL&quot;: &quot;http://www.w3schools.com/bootstrap/&quot;, &quot;title&quot;: &quot;Bootstrap 3 Tutorial&quot;, &quot;id&quot;: &quot;ITEM-2&quot;, &quot;accessed&quot;: {&quot;date-parts&quot;: [[&quot;2016&quot;, &quot;12&quot;, &quot;15&quot;]]}, &quot;issued&quot;: {&quot;date-parts&quot;: [[&quot;0&quot;]]}, &quot;type&quot;: &quot;webpage&quot;}, &quot;uris&quot;: [&quot;http://www.mendeley.com/documents/?uuid=0c335d2b-28a3-3a9a-b9ee-86e548483226&quot;]}], &quot;schema&quot;: &quot;https://github.com/citation-style-language/schema/raw/master/csl-citation.json&quot;, &quot;mendeley&quot;: {&quot;previouslyFormattedCitation&quot;: &quot;[23], [24]&quot;, &quot;formattedCitation&quot;: &quot;[24], [25]&quot;, &quot;plainTextFormattedCitation&quot;: &quot;[24], [25]&quot;}} RNDpLY41kdDAX"/><text:span text:style-name="T13">[24], [25]</text:span><text:reference-mark-end text:name="ADDIN CSL_CITATION {&quot;properties&quot;: {&quot;noteIndex&quot;: 0}, &quot;citationItems&quot;: [{&quot;id&quot;: &quot;ITEM-1&quot;, &quot;itemData&quot;: {&quot;URL&quot;: &quot;http://getbootstrap.com/&quot;, &quot;title&quot;: &quot;Bootstrap \u00b7 The world's most popular mobile-first and responsive front-end framework.&quot;, &quot;id&quot;: &quot;ITEM-1&quot;, &quot;accessed&quot;: {&quot;date-parts&quot;: [[&quot;2016&quot;, &quot;12&quot;, &quot;15&quot;]]}, &quot;issued&quot;: {&quot;date-parts&quot;: [[&quot;0&quot;]]}, &quot;type&quot;: &quot;webpage&quot;}, &quot;uris&quot;: [&quot;http://www.mendeley.com/documents/?uuid=a7265bf4-afa3-3294-aed0-c04ec9efe224&quot;]}, {&quot;id&quot;: &quot;ITEM-2&quot;, &quot;itemData&quot;: {&quot;URL&quot;: &quot;http://www.w3schools.com/bootstrap/&quot;, &quot;title&quot;: &quot;Bootstrap 3 Tutorial&quot;, &quot;id&quot;: &quot;ITEM-2&quot;, &quot;accessed&quot;: {&quot;date-parts&quot;: [[&quot;2016&quot;, &quot;12&quot;, &quot;15&quot;]]}, &quot;issued&quot;: {&quot;date-parts&quot;: [[&quot;0&quot;]]}, &quot;type&quot;: &quot;webpage&quot;}, &quot;uris&quot;: [&quot;http://www.mendeley.com/documents/?uuid=0c335d2b-28a3-3a9a-b9ee-86e548483226&quot;]}], &quot;schema&quot;: &quot;https://github.com/citation-style-language/schema/raw/master/csl-citation.json&quot;, &quot;mendeley&quot;: {&quot;previouslyFormattedCitation&quot;: &quot;[23], [24]&quot;, &quot;formattedCitation&quot;: &quot;[24], [25]&quot;, &quot;plainTextFormattedCitation&quot;: &quot;[24], [25]&quot;}} RNDpLY41kdDAX"/>⁠ es un framework que nos ofrece una gran cantidad de funcionalidades y estilos en forma de librerías que nos ahorran una gran <text:soft-page-break/>cantidad de tiempo de desarrollo.</text:p>
      <text:p text:style-name="UBUcuerpoTrabajo">Su gran fuerte es que ofrece un forma muy simple de crear páginas “responsive”, es decir, que se adapten al dispositivo en el que se están mostrando en cada momento, según su tamaño. Esta es una gran ventaja en una era en la que disponemos de una gran cantidad de tamaños y resoluciones de pantalla debido al uso de smartphones, tablets o smartwatches añadidos a los ya establecidos ordenadores portátiles o monitores de sobremesa.</text:p>
      <text:p text:style-name="UBUcuerpoTrabajo">Además de la propia adaptación a diferentes dispositivos, también proporciona una gran variedad de plantillas, estilos, y elementos de la web ya desarrollados a los que podremos acudir como modelo, para no tener la necesidad de desarrollarlos desde cero, y de esta manera poder ahorrar mucho tiempo de trabajo y aprendizaje.</text:p>
      <text:p text:style-name="UBUcuerpoTrabajo">Se ha utilizado la versión 3.3.7 por ser la última versión estable en el momento de desarrollo del proyecto.</text:p>
      <text:h text:style-name="Heading_20_3" text:outline-level="3">SublimeText</text:h>
      <text:p text:style-name="UBUcuerpoTrabajo">SublimeText <text:reference-mark-start text:name="ADDIN CSL_CITATION {&quot;properties&quot;: {&quot;noteIndex&quot;: 0}, &quot;citationItems&quot;: [{&quot;id&quot;: &quot;ITEM-1&quot;, &quot;itemData&quot;: {&quot;URL&quot;: &quot;https://www.sublimetext.com/&quot;, &quot;title&quot;: &quot;Sublime Text: The text editor you'll fall in love with&quot;, &quot;id&quot;: &quot;ITEM-1&quot;, &quot;accessed&quot;: {&quot;date-parts&quot;: [[&quot;2016&quot;, &quot;12&quot;, &quot;15&quot;]]}, &quot;issued&quot;: {&quot;date-parts&quot;: [[&quot;0&quot;]]}, &quot;type&quot;: &quot;webpage&quot;}, &quot;uris&quot;: [&quot;http://www.mendeley.com/documents/?uuid=18456100-b5b2-3ca4-9631-7971d45c7be9&quot;]}], &quot;schema&quot;: &quot;https://github.com/citation-style-language/schema/raw/master/csl-citation.json&quot;, &quot;mendeley&quot;: {&quot;previouslyFormattedCitation&quot;: &quot;[25]&quot;, &quot;formattedCitation&quot;: &quot;[26]&quot;, &quot;plainTextFormattedCitation&quot;: &quot;[26]&quot;}} RNDD6s3jwaqkZ"/><text:span text:style-name="T13">[26]</text:span><text:reference-mark-end text:name="ADDIN CSL_CITATION {&quot;properties&quot;: {&quot;noteIndex&quot;: 0}, &quot;citationItems&quot;: [{&quot;id&quot;: &quot;ITEM-1&quot;, &quot;itemData&quot;: {&quot;URL&quot;: &quot;https://www.sublimetext.com/&quot;, &quot;title&quot;: &quot;Sublime Text: The text editor you'll fall in love with&quot;, &quot;id&quot;: &quot;ITEM-1&quot;, &quot;accessed&quot;: {&quot;date-parts&quot;: [[&quot;2016&quot;, &quot;12&quot;, &quot;15&quot;]]}, &quot;issued&quot;: {&quot;date-parts&quot;: [[&quot;0&quot;]]}, &quot;type&quot;: &quot;webpage&quot;}, &quot;uris&quot;: [&quot;http://www.mendeley.com/documents/?uuid=18456100-b5b2-3ca4-9631-7971d45c7be9&quot;]}], &quot;schema&quot;: &quot;https://github.com/citation-style-language/schema/raw/master/csl-citation.json&quot;, &quot;mendeley&quot;: {&quot;previouslyFormattedCitation&quot;: &quot;[25]&quot;, &quot;formattedCitation&quot;: &quot;[26]&quot;, &quot;plainTextFormattedCitation&quot;: &quot;[26]&quot;}} RNDD6s3jwaqkZ"/>⁠ es un editor de texto, inicialmente derivado de Vim, que finalmente desarrolló un variante propia y ahora mismo cuenta con su versión número 3. Está disponible para una gran cantidad de lenguajes de programación, lo que ha supuesto una ventaja en este proyecto, ya que se ha podido utilizar con prácticamente todos los lenguajes requeridos.</text:p>
      <text:p text:style-name="UBUcuerpoTrabajo">A simple vista parece un editor de texto que trabaja sobre un solo archivo, sin embargo es capaz de actuar sobre un directorio completo, adquiriendo así cierto<text:span text:style-name="T24">s</text:span> tintes de un entorno de desarrollo más avanzado que un simple editor de texto.</text:p>
      <text:p text:style-name="UBUcuerpoTrabajo">En este caso se ha utilizado la versión 3. SublimeText es un software de pago, sin embargo dispone de una versión de evaluación con funcionalidad plena sin fecha de finalización.</text:p>
      <text:h text:style-name="Heading_20_4" text:outline-level="4">Plugin Emmet</text:h>
      <text:p text:style-name="UBUcuerpoTrabajo">Se ha añadido el plugin Emmet <text:reference-mark-start text:name="ADDIN CSL_CITATION {&quot;properties&quot;: {&quot;noteIndex&quot;: 0}, &quot;citationItems&quot;: [{&quot;id&quot;: &quot;ITEM-1&quot;, &quot;itemData&quot;: {&quot;URL&quot;: &quot;http://emmet.io/&quot;, &quot;title&quot;: &quot;Emmet \u2014 the essential toolkit for web-developers&quot;, &quot;id&quot;: &quot;ITEM-1&quot;, &quot;accessed&quot;: {&quot;date-parts&quot;: [[&quot;2016&quot;, &quot;12&quot;, &quot;15&quot;]]}, &quot;issued&quot;: {&quot;date-parts&quot;: [[&quot;0&quot;]]}, &quot;type&quot;: &quot;webpage&quot;}, &quot;uris&quot;: [&quot;http://www.mendeley.com/documents/?uuid=5c864dcc-d45d-3681-8eda-49b2c60614bf&quot;]}], &quot;schema&quot;: &quot;https://github.com/citation-style-language/schema/raw/master/csl-citation.json&quot;, &quot;mendeley&quot;: {&quot;previouslyFormattedCitation&quot;: &quot;[26]&quot;, &quot;formattedCitation&quot;: &quot;[27]&quot;, &quot;plainTextFormattedCitation&quot;: &quot;[27]&quot;}} RNDcvqx3xg1Nx"/><text:span text:style-name="T13">[27]</text:span><text:reference-mark-end text:name="ADDIN CSL_CITATION {&quot;properties&quot;: {&quot;noteIndex&quot;: 0}, &quot;citationItems&quot;: [{&quot;id&quot;: &quot;ITEM-1&quot;, &quot;itemData&quot;: {&quot;URL&quot;: &quot;http://emmet.io/&quot;, &quot;title&quot;: &quot;Emmet \u2014 the essential toolkit for web-developers&quot;, &quot;id&quot;: &quot;ITEM-1&quot;, &quot;accessed&quot;: {&quot;date-parts&quot;: [[&quot;2016&quot;, &quot;12&quot;, &quot;15&quot;]]}, &quot;issued&quot;: {&quot;date-parts&quot;: [[&quot;0&quot;]]}, &quot;type&quot;: &quot;webpage&quot;}, &quot;uris&quot;: [&quot;http://www.mendeley.com/documents/?uuid=5c864dcc-d45d-3681-8eda-49b2c60614bf&quot;]}], &quot;schema&quot;: &quot;https://github.com/citation-style-language/schema/raw/master/csl-citation.json&quot;, &quot;mendeley&quot;: {&quot;previouslyFormattedCitation&quot;: &quot;[26]&quot;, &quot;formattedCitation&quot;: &quot;[27]&quot;, &quot;plainTextFormattedCitation&quot;: &quot;[27]&quot;}} RNDcvqx3xg1Nx"/>⁠ a SublimeText. Emmet es una herramienta que facilita la escritura tanto de código HTML como CSS. Su objetivo principal es conseguir una sintaxis correcta además de una mayor comodidad y un ahorro considerable de tiempo. Añade una serie de comandos que consiguen crear ciertas líneas de código a base de abreviaturas e incluso bloques de código con un simple comando. </text:p>
      <text:h text:style-name="Heading_20_4" text:outline-level="4">Alternativa1: Brackets</text:h>
      <text:p text:style-name="UBUcuerpoTrabajo">Brackets <text:reference-mark-start text:name="ADDIN CSL_CITATION {&quot;properties&quot;: {&quot;noteIndex&quot;: 0}, &quot;citationItems&quot;: [{&quot;id&quot;: &quot;ITEM-1&quot;, &quot;itemData&quot;: {&quot;URL&quot;: &quot;http://brackets.io/&quot;, &quot;title&quot;: &quot;Brackets - A modern, open source code editor that understands web design.&quot;, &quot;id&quot;: &quot;ITEM-1&quot;, &quot;accessed&quot;: {&quot;date-parts&quot;: [[&quot;2016&quot;, &quot;12&quot;, &quot;15&quot;]]}, &quot;issued&quot;: {&quot;date-parts&quot;: [[&quot;0&quot;]]}, &quot;type&quot;: &quot;webpage&quot;}, &quot;uris&quot;: [&quot;http://www.mendeley.com/documents/?uuid=99370fff-d07c-326a-8cb2-37da6649ae77&quot;]}], &quot;schema&quot;: &quot;https://github.com/citation-style-language/schema/raw/master/csl-citation.json&quot;, &quot;mendeley&quot;: {&quot;previouslyFormattedCitation&quot;: &quot;[27]&quot;, &quot;formattedCitation&quot;: &quot;[28]&quot;, &quot;plainTextFormattedCitation&quot;: &quot;[28]&quot;}} RNDEgbGoCcVLL"/><text:span text:style-name="T13">[28]</text:span><text:reference-mark-end text:name="ADDIN CSL_CITATION {&quot;properties&quot;: {&quot;noteIndex&quot;: 0}, &quot;citationItems&quot;: [{&quot;id&quot;: &quot;ITEM-1&quot;, &quot;itemData&quot;: {&quot;URL&quot;: &quot;http://brackets.io/&quot;, &quot;title&quot;: &quot;Brackets - A modern, open source code editor that understands web design.&quot;, &quot;id&quot;: &quot;ITEM-1&quot;, &quot;accessed&quot;: {&quot;date-parts&quot;: [[&quot;2016&quot;, &quot;12&quot;, &quot;15&quot;]]}, &quot;issued&quot;: {&quot;date-parts&quot;: [[&quot;0&quot;]]}, &quot;type&quot;: &quot;webpage&quot;}, &quot;uris&quot;: [&quot;http://www.mendeley.com/documents/?uuid=99370fff-d07c-326a-8cb2-37da6649ae77&quot;]}], &quot;schema&quot;: &quot;https://github.com/citation-style-language/schema/raw/master/csl-citation.json&quot;, &quot;mendeley&quot;: {&quot;previouslyFormattedCitation&quot;: &quot;[27]&quot;, &quot;formattedCitation&quot;: &quot;[28]&quot;, &quot;plainTextFormattedCitation&quot;: &quot;[28]&quot;}} RNDEgbGoCcVLL"/>⁠ es un editor enfocado a desarrollo web (HTML, CSS y JavaScript) apoyado por Adobe y de código libre. Tiene un gran soporte que actualiza el editor cada muy poco tiempo. Tiene la ventaja de ser gratuito y de poseer una herramienta que permite ver los cambios en la web sin recargar el navegador. Por otro lado, el soporte para PHP depende de extensiones independientes, por esta razón se ha elegido SublimeText sobre Brackets.</text:p>
      <text:h text:style-name="Heading_20_4" text:outline-level="4">Alternativa2: Atom</text:h>
      <text:p text:style-name="UBUcuerpoTrabajo">Atom <text:reference-mark-start text:name="ADDIN CSL_CITATION {&quot;properties&quot;: {&quot;noteIndex&quot;: 0}, &quot;citationItems&quot;: [{&quot;id&quot;: &quot;ITEM-1&quot;, &quot;itemData&quot;: {&quot;URL&quot;: &quot;https://atom.io/&quot;, &quot;title&quot;: &quot;Atom - A hackable text editor for the 21st Century&quot;, &quot;id&quot;: &quot;ITEM-1&quot;, &quot;accessed&quot;: {&quot;date-parts&quot;: [[&quot;2016&quot;, &quot;12&quot;, &quot;15&quot;]]}, &quot;issued&quot;: {&quot;date-parts&quot;: [[&quot;0&quot;]]}, &quot;type&quot;: &quot;webpage&quot;}, &quot;uris&quot;: [&quot;http://www.mendeley.com/documents/?uuid=3ef3bc6d-a529-46e9-8e40-1f3ce07897a5&quot;]}], &quot;schema&quot;: &quot;https://github.com/citation-style-language/schema/raw/master/csl-citation.json&quot;, &quot;mendeley&quot;: {&quot;previouslyFormattedCitation&quot;: &quot;[28]&quot;, &quot;formattedCitation&quot;: &quot;[29]&quot;, &quot;plainTextFormattedCitation&quot;: &quot;[29]&quot;}} RNDw2ELMnWJUF"/><text:span text:style-name="T13">[29]</text:span><text:reference-mark-end text:name="ADDIN CSL_CITATION {&quot;properties&quot;: {&quot;noteIndex&quot;: 0}, &quot;citationItems&quot;: [{&quot;id&quot;: &quot;ITEM-1&quot;, &quot;itemData&quot;: {&quot;URL&quot;: &quot;https://atom.io/&quot;, &quot;title&quot;: &quot;Atom - A hackable text editor for the 21st Century&quot;, &quot;id&quot;: &quot;ITEM-1&quot;, &quot;accessed&quot;: {&quot;date-parts&quot;: [[&quot;2016&quot;, &quot;12&quot;, &quot;15&quot;]]}, &quot;issued&quot;: {&quot;date-parts&quot;: [[&quot;0&quot;]]}, &quot;type&quot;: &quot;webpage&quot;}, &quot;uris&quot;: [&quot;http://www.mendeley.com/documents/?uuid=3ef3bc6d-a529-46e9-8e40-1f3ce07897a5&quot;]}], &quot;schema&quot;: &quot;https://github.com/citation-style-language/schema/raw/master/csl-citation.json&quot;, &quot;mendeley&quot;: {&quot;previouslyFormattedCitation&quot;: &quot;[28]&quot;, &quot;formattedCitation&quot;: &quot;[29]&quot;, &quot;plainTextFormattedCitation&quot;: &quot;[29]&quot;}} RNDw2ELMnWJUF"/>⁠ es un editor de texto open source disponible en Linux, Mac y Windows que soporta gran cantidad de lenguajes, entre los que se encuentran PHP, HTML, CSS, JavaScript o SQL.</text:p>
      <text:p text:style-name="UBUcuerpoTrabajo"><text:span text:style-name="T24">Existe la posibilidad de</text:span> acceder al proyecto de Atom directamente sobre GitHub. Está orientado a que el propio usuario modifique el código del editor si lo desea. Su principal ventaja reside en esa personalización, pero ya que no iba a ser utilizada en profundidad en este caso, se decidió contar con SublimeText en su lugar.</text:p>
      <text:h text:style-name="Heading_20_4" text:outline-level="4">Alternativa3: Eclipse</text:h>
      <text:p text:style-name="UBUcuerpoTrabajo">Se trata de una herramienta <text:reference-mark-start text:name="ADDIN CSL_CITATION {&quot;properties&quot;: {&quot;noteIndex&quot;: 0}, &quot;citationItems&quot;: [{&quot;id&quot;: &quot;ITEM-1&quot;, &quot;itemData&quot;: {&quot;URL&quot;: &quot;https://eclipse.org/&quot;, &quot;title&quot;: &quot;Eclipse - The Eclipse Foundation open source community website.&quot;, &quot;id&quot;: &quot;ITEM-1&quot;, &quot;accessed&quot;: {&quot;date-parts&quot;: [[&quot;2016&quot;, &quot;12&quot;, &quot;15&quot;]]}, &quot;issued&quot;: {&quot;date-parts&quot;: [[&quot;0&quot;]]}, &quot;type&quot;: &quot;webpage&quot;}, &quot;uris&quot;: [&quot;http://www.mendeley.com/documents/?uuid=88703286-38af-3c70-a94d-30e8b3854c70&quot;]}], &quot;schema&quot;: &quot;https://github.com/citation-style-language/schema/raw/master/csl-citation.json&quot;, &quot;mendeley&quot;: {&quot;previouslyFormattedCitation&quot;: &quot;[29]&quot;, &quot;formattedCitation&quot;: &quot;[30]&quot;, &quot;plainTextFormattedCitation&quot;: &quot;[30]&quot;}} RNDalF8i4X6Jv"/><text:span text:style-name="T13">[30]</text:span><text:reference-mark-end text:name="ADDIN CSL_CITATION {&quot;properties&quot;: {&quot;noteIndex&quot;: 0}, &quot;citationItems&quot;: [{&quot;id&quot;: &quot;ITEM-1&quot;, &quot;itemData&quot;: {&quot;URL&quot;: &quot;https://eclipse.org/&quot;, &quot;title&quot;: &quot;Eclipse - The Eclipse Foundation open source community website.&quot;, &quot;id&quot;: &quot;ITEM-1&quot;, &quot;accessed&quot;: {&quot;date-parts&quot;: [[&quot;2016&quot;, &quot;12&quot;, &quot;15&quot;]]}, &quot;issued&quot;: {&quot;date-parts&quot;: [[&quot;0&quot;]]}, &quot;type&quot;: &quot;webpage&quot;}, &quot;uris&quot;: [&quot;http://www.mendeley.com/documents/?uuid=88703286-38af-3c70-a94d-30e8b3854c70&quot;]}], &quot;schema&quot;: &quot;https://github.com/citation-style-language/schema/raw/master/csl-citation.json&quot;, &quot;mendeley&quot;: {&quot;previouslyFormattedCitation&quot;: &quot;[29]&quot;, &quot;formattedCitation&quot;: &quot;[30]&quot;, &quot;plainTextFormattedCitation&quot;: &quot;[30]&quot;}} RNDalF8i4X6Jv"/>⁠ diferente a las anteriores. En estos casos se trataba de editores de texto que intentan abarcar el máximo número de lenguajes posible, especializándose en programación web. El caso de Eclipse es diferente, se trata de un entorno completo de desarrollo que se centra algo más en un lenguaje específico en cada caso. </text:p>
      <text:p text:style-name="UBUcuerpoTrabajo">Una de las ventajas más importantes es que permite la sincronización con GitHub en el propio <text:soft-page-break/>entorno de desarrollo de una forma muy sencilla. Se intentó estudiar esta alternativa por haber sido utilizada en bastantes casos a lo largo de toda la carrera. Finalmente, se concluyó que las otras herramientas se adaptaban más a las necesidades de este proyecto.</text:p>
      <text:h text:style-name="Heading_20_3" text:outline-level="3">Mendeley</text:h>
      <text:p text:style-name="UBUcuerpoTrabajo">Mendeley <text:reference-mark-start text:name="ADDIN CSL_CITATION {&quot;properties&quot;: {&quot;noteIndex&quot;: 0}, &quot;citationItems&quot;: [{&quot;id&quot;: &quot;ITEM-1&quot;, &quot;itemData&quot;: {&quot;URL&quot;: &quot;https://www.elsevier.com/solutions/mendeley&quot;, &quot;title&quot;: &quot;Mendeley | Free reference manager and academic social network | Elsevier&quot;, &quot;id&quot;: &quot;ITEM-1&quot;, &quot;accessed&quot;: {&quot;date-parts&quot;: [[&quot;2016&quot;, &quot;12&quot;, &quot;15&quot;]]}, &quot;issued&quot;: {&quot;date-parts&quot;: [[&quot;0&quot;]]}, &quot;type&quot;: &quot;webpage&quot;}, &quot;uris&quot;: [&quot;http://www.mendeley.com/documents/?uuid=3fa4ed3e-2187-3c18-8d97-1a904e76680a&quot;]}], &quot;schema&quot;: &quot;https://github.com/citation-style-language/schema/raw/master/csl-citation.json&quot;, &quot;mendeley&quot;: {&quot;previouslyFormattedCitation&quot;: &quot;[30]&quot;, &quot;formattedCitation&quot;: &quot;[31]&quot;, &quot;plainTextFormattedCitation&quot;: &quot;[31]&quot;}} RNDtw6zAkOyGr"/><text:span text:style-name="T13">[31]</text:span><text:reference-mark-end text:name="ADDIN CSL_CITATION {&quot;properties&quot;: {&quot;noteIndex&quot;: 0}, &quot;citationItems&quot;: [{&quot;id&quot;: &quot;ITEM-1&quot;, &quot;itemData&quot;: {&quot;URL&quot;: &quot;https://www.elsevier.com/solutions/mendeley&quot;, &quot;title&quot;: &quot;Mendeley | Free reference manager and academic social network | Elsevier&quot;, &quot;id&quot;: &quot;ITEM-1&quot;, &quot;accessed&quot;: {&quot;date-parts&quot;: [[&quot;2016&quot;, &quot;12&quot;, &quot;15&quot;]]}, &quot;issued&quot;: {&quot;date-parts&quot;: [[&quot;0&quot;]]}, &quot;type&quot;: &quot;webpage&quot;}, &quot;uris&quot;: [&quot;http://www.mendeley.com/documents/?uuid=3fa4ed3e-2187-3c18-8d97-1a904e76680a&quot;]}], &quot;schema&quot;: &quot;https://github.com/citation-style-language/schema/raw/master/csl-citation.json&quot;, &quot;mendeley&quot;: {&quot;previouslyFormattedCitation&quot;: &quot;[30]&quot;, &quot;formattedCitation&quot;: &quot;[31]&quot;, &quot;plainTextFormattedCitation&quot;: &quot;[31]&quot;}} RNDtw6zAkOyGr"/>⁠ es un gestor de referencias bibliográficas que simplifica el almacenamiento y la forma de compartir documentos relacionados con la investigación. Consta de varios complementos: una página web, una extensión de navegador, una aplicación de escritorio y un plugin para nuestro editor de texto.</text:p>
      <text:p text:style-name="UBUcuerpoTrabajo">Además de la propia gestión de referencias, tiene ciertos aspectos que emulan a una red social para investigadores, con la intención de crear una comunidad a raíz de las referencias entre <text:span text:style-name="T25">ellos</text:span> en sus artículos.</text:p>
      <text:h text:style-name="Heading_20_4" text:outline-level="4">Alternativa: Zotero</text:h>
      <text:p text:style-name="UBUcuerpoTrabajo">Zotero <text:reference-mark-start text:name="ADDIN CSL_CITATION {&quot;properties&quot;: {&quot;noteIndex&quot;: 0}, &quot;citationItems&quot;: [{&quot;id&quot;: &quot;ITEM-1&quot;, &quot;itemData&quot;: {&quot;URL&quot;: &quot;https://www.zotero.org/&quot;, &quot;title&quot;: &quot;Zotero | Home&quot;, &quot;id&quot;: &quot;ITEM-1&quot;, &quot;accessed&quot;: {&quot;date-parts&quot;: [[&quot;2016&quot;, &quot;12&quot;, &quot;15&quot;]]}, &quot;issued&quot;: {&quot;date-parts&quot;: [[&quot;0&quot;]]}, &quot;type&quot;: &quot;webpage&quot;}, &quot;uris&quot;: [&quot;http://www.mendeley.com/documents/?uuid=c7ca9325-2392-3573-9696-9f2a4e9e3d6a&quot;]}], &quot;schema&quot;: &quot;https://github.com/citation-style-language/schema/raw/master/csl-citation.json&quot;, &quot;mendeley&quot;: {&quot;previouslyFormattedCitation&quot;: &quot;[31]&quot;, &quot;formattedCitation&quot;: &quot;[32]&quot;, &quot;plainTextFormattedCitation&quot;: &quot;[32]&quot;}} RNDH6FTUeCYxJ"/><text:span text:style-name="T13">[32]</text:span><text:reference-mark-end text:name="ADDIN CSL_CITATION {&quot;properties&quot;: {&quot;noteIndex&quot;: 0}, &quot;citationItems&quot;: [{&quot;id&quot;: &quot;ITEM-1&quot;, &quot;itemData&quot;: {&quot;URL&quot;: &quot;https://www.zotero.org/&quot;, &quot;title&quot;: &quot;Zotero | Home&quot;, &quot;id&quot;: &quot;ITEM-1&quot;, &quot;accessed&quot;: {&quot;date-parts&quot;: [[&quot;2016&quot;, &quot;12&quot;, &quot;15&quot;]]}, &quot;issued&quot;: {&quot;date-parts&quot;: [[&quot;0&quot;]]}, &quot;type&quot;: &quot;webpage&quot;}, &quot;uris&quot;: [&quot;http://www.mendeley.com/documents/?uuid=c7ca9325-2392-3573-9696-9f2a4e9e3d6a&quot;]}], &quot;schema&quot;: &quot;https://github.com/citation-style-language/schema/raw/master/csl-citation.json&quot;, &quot;mendeley&quot;: {&quot;previouslyFormattedCitation&quot;: &quot;[31]&quot;, &quot;formattedCitation&quot;: &quot;[32]&quot;, &quot;plainTextFormattedCitation&quot;: &quot;[32]&quot;}} RNDH6FTUeCYxJ"/>⁠ es una herramienta muy similar a Mendeley. Es libre y abierto. Del mismo modo que Mendeley dispone de sitio web, extensión de navegador, aplicación de escritorio y plugin para editores de texto.</text:p>
      <text:p text:style-name="UBUcuerpoTrabajo">Al tratarse de dos herramientas muy similares no existe una diferencia realmente significativa, así que por recomendación de usuarios se ha decidido elegir Mendeley.</text:p>
      <text:h text:style-name="Heading_20_3" text:outline-level="3">LibreOffice Writer</text:h>
      <text:p text:style-name="P2">Para llevar a cabo la propia memoria del proyecto se ha seleccionado la herramienta Writer <text:reference-mark-start text:name="ADDIN CSL_CITATION {&quot;properties&quot;: {&quot;noteIndex&quot;: 0}, &quot;citationItems&quot;: [{&quot;id&quot;: &quot;ITEM-1&quot;, &quot;itemData&quot;: {&quot;URL&quot;: &quot;https://es.libreoffice.org/descubre/writer/&quot;, &quot;title&quot;: &quot;Writer | LibreOffice en espa\u00f1ol - el paquete de oficina por excelencia&quot;, &quot;id&quot;: &quot;ITEM-1&quot;, &quot;accessed&quot;: {&quot;date-parts&quot;: [[&quot;2016&quot;, &quot;12&quot;, &quot;15&quot;]]}, &quot;issued&quot;: {&quot;date-parts&quot;: [[&quot;0&quot;]]}, &quot;type&quot;: &quot;webpage&quot;}, &quot;uris&quot;: [&quot;http://www.mendeley.com/documents/?uuid=8549cf02-88bc-3007-bf52-0dc1472e7a53&quot;]}], &quot;schema&quot;: &quot;https://github.com/citation-style-language/schema/raw/master/csl-citation.json&quot;, &quot;mendeley&quot;: {&quot;previouslyFormattedCitation&quot;: &quot;[32]&quot;, &quot;formattedCitation&quot;: &quot;[33]&quot;, &quot;plainTextFormattedCitation&quot;: &quot;[33]&quot;}} RNDRvTKj5bmq5"/><text:span text:style-name="T13">[33]</text:span><text:reference-mark-end text:name="ADDIN CSL_CITATION {&quot;properties&quot;: {&quot;noteIndex&quot;: 0}, &quot;citationItems&quot;: [{&quot;id&quot;: &quot;ITEM-1&quot;, &quot;itemData&quot;: {&quot;URL&quot;: &quot;https://es.libreoffice.org/descubre/writer/&quot;, &quot;title&quot;: &quot;Writer | LibreOffice en espa\u00f1ol - el paquete de oficina por excelencia&quot;, &quot;id&quot;: &quot;ITEM-1&quot;, &quot;accessed&quot;: {&quot;date-parts&quot;: [[&quot;2016&quot;, &quot;12&quot;, &quot;15&quot;]]}, &quot;issued&quot;: {&quot;date-parts&quot;: [[&quot;0&quot;]]}, &quot;type&quot;: &quot;webpage&quot;}, &quot;uris&quot;: [&quot;http://www.mendeley.com/documents/?uuid=8549cf02-88bc-3007-bf52-0dc1472e7a53&quot;]}], &quot;schema&quot;: &quot;https://github.com/citation-style-language/schema/raw/master/csl-citation.json&quot;, &quot;mendeley&quot;: {&quot;previouslyFormattedCitation&quot;: &quot;[32]&quot;, &quot;formattedCitation&quot;: &quot;[33]&quot;, &quot;plainTextFormattedCitation&quot;: &quot;[33]&quot;}} RNDRvTKj5bmq5"/>⁠ <text:span text:style-name="T3">de LibreOffice. Se ha elegido por encima de OpenOffice Writer y de Word por disponer a la vez de una plantilla del proyecto en su formato y un plugin de Mendeley que funciona correctamente y es fácil de instalar. Además se trata de una herramienta gratuita.</text:span></text:p>
      <text:h text:style-name="Heading_20_4" text:outline-level="4"><text:span text:style-name="T2">Alternativa1: </text:span>OpenOffice Writer</text:h>
      <text:p text:style-name="UBUcuerpoTrabajo">Writer <text:reference-mark-start text:name="ADDIN CSL_CITATION {&quot;properties&quot;: {&quot;noteIndex&quot;: 0}, &quot;citationItems&quot;: [{&quot;id&quot;: &quot;ITEM-1&quot;, &quot;itemData&quot;: {&quot;URL&quot;: &quot;https://www.openoffice.org/es/producto/writer.html&quot;, &quot;title&quot;: &quot;Apache OpenOffice Writer&quot;, &quot;id&quot;: &quot;ITEM-1&quot;, &quot;accessed&quot;: {&quot;date-parts&quot;: [[&quot;2016&quot;, &quot;12&quot;, &quot;15&quot;]]}, &quot;issued&quot;: {&quot;date-parts&quot;: [[&quot;0&quot;]]}, &quot;type&quot;: &quot;webpage&quot;}, &quot;uris&quot;: [&quot;http://www.mendeley.com/documents/?uuid=f721fa00-683d-3e49-9b83-1485a9e428d4&quot;]}], &quot;schema&quot;: &quot;https://github.com/citation-style-language/schema/raw/master/csl-citation.json&quot;, &quot;mendeley&quot;: {&quot;previouslyFormattedCitation&quot;: &quot;[33]&quot;, &quot;formattedCitation&quot;: &quot;[34]&quot;, &quot;plainTextFormattedCitation&quot;: &quot;[34]&quot;}} RNDHTQIx4pn2D"/><text:span text:style-name="T13">[34]</text:span><text:reference-mark-end text:name="ADDIN CSL_CITATION {&quot;properties&quot;: {&quot;noteIndex&quot;: 0}, &quot;citationItems&quot;: [{&quot;id&quot;: &quot;ITEM-1&quot;, &quot;itemData&quot;: {&quot;URL&quot;: &quot;https://www.openoffice.org/es/producto/writer.html&quot;, &quot;title&quot;: &quot;Apache OpenOffice Writer&quot;, &quot;id&quot;: &quot;ITEM-1&quot;, &quot;accessed&quot;: {&quot;date-parts&quot;: [[&quot;2016&quot;, &quot;12&quot;, &quot;15&quot;]]}, &quot;issued&quot;: {&quot;date-parts&quot;: [[&quot;0&quot;]]}, &quot;type&quot;: &quot;webpage&quot;}, &quot;uris&quot;: [&quot;http://www.mendeley.com/documents/?uuid=f721fa00-683d-3e49-9b83-1485a9e428d4&quot;]}], &quot;schema&quot;: &quot;https://github.com/citation-style-language/schema/raw/master/csl-citation.json&quot;, &quot;mendeley&quot;: {&quot;previouslyFormattedCitation&quot;: &quot;[33]&quot;, &quot;formattedCitation&quot;: &quot;[34]&quot;, &quot;plainTextFormattedCitation&quot;: &quot;[34]&quot;}} RNDHTQIx4pn2D"/>⁠ es el procesador de texto del paquete de herramientas de ofimática propiedad de Apache, denominado OpenOffice. Tiene la ventaja de que su descarga es gratuita. Además existe una plantilla del proyecto adaptada en el formato propio de Writer (odt). <text:span text:style-name="T3">Sin embargo ha sido descartada por no disponer de un plugin de Mendeley de forma fácil y accesible.</text:span></text:p>
      <text:h text:style-name="Heading_20_4" text:outline-level="4">Alternativa<text:span text:style-name="T2">2</text:span>: Microsoft Word</text:h>
      <text:p text:style-name="UBUcuerpoTrabajo">Se trata del procesador de textos del paquete de herramientas ofimáticas de Microsoft, Microsoft Office <text:reference-mark-start text:name="ADDIN CSL_CITATION {&quot;properties&quot;: {&quot;noteIndex&quot;: 0}, &quot;citationItems&quot;: [{&quot;id&quot;: &quot;ITEM-1&quot;, &quot;itemData&quot;: {&quot;URL&quot;: &quot;https://products.office.com/es-es/word&quot;, &quot;title&quot;: &quot;Microsoft Word | Software de procesamiento de texto y documentos&quot;, &quot;id&quot;: &quot;ITEM-1&quot;, &quot;accessed&quot;: {&quot;date-parts&quot;: [[&quot;2016&quot;, &quot;12&quot;, &quot;15&quot;]]}, &quot;issued&quot;: {&quot;date-parts&quot;: [[&quot;0&quot;]]}, &quot;type&quot;: &quot;webpage&quot;}, &quot;uris&quot;: [&quot;http://www.mendeley.com/documents/?uuid=bcdcbcb7-459a-3cc6-ae47-5815b5e67ba5&quot;]}], &quot;schema&quot;: &quot;https://github.com/citation-style-language/schema/raw/master/csl-citation.json&quot;, &quot;mendeley&quot;: {&quot;previouslyFormattedCitation&quot;: &quot;[34]&quot;, &quot;formattedCitation&quot;: &quot;[35]&quot;, &quot;plainTextFormattedCitation&quot;: &quot;[35]&quot;}} RND1pPUfCnCJz"/><text:span text:style-name="T13">[35]</text:span><text:reference-mark-end text:name="ADDIN CSL_CITATION {&quot;properties&quot;: {&quot;noteIndex&quot;: 0}, &quot;citationItems&quot;: [{&quot;id&quot;: &quot;ITEM-1&quot;, &quot;itemData&quot;: {&quot;URL&quot;: &quot;https://products.office.com/es-es/word&quot;, &quot;title&quot;: &quot;Microsoft Word | Software de procesamiento de texto y documentos&quot;, &quot;id&quot;: &quot;ITEM-1&quot;, &quot;accessed&quot;: {&quot;date-parts&quot;: [[&quot;2016&quot;, &quot;12&quot;, &quot;15&quot;]]}, &quot;issued&quot;: {&quot;date-parts&quot;: [[&quot;0&quot;]]}, &quot;type&quot;: &quot;webpage&quot;}, &quot;uris&quot;: [&quot;http://www.mendeley.com/documents/?uuid=bcdcbcb7-459a-3cc6-ae47-5815b5e67ba5&quot;]}], &quot;schema&quot;: &quot;https://github.com/citation-style-language/schema/raw/master/csl-citation.json&quot;, &quot;mendeley&quot;: {&quot;previouslyFormattedCitation&quot;: &quot;[34]&quot;, &quot;formattedCitation&quot;: &quot;[35]&quot;, &quot;plainTextFormattedCitation&quot;: &quot;[35]&quot;}} RND1pPUfCnCJz"/>⁠. En este caso el software es de pago, pero se dispone de una licencia de Office 365 por ser alumno de la Universidad de Burgos. El plugin de Mendeley es mucho más fácil de instalar y presenta menos problemas <text:span text:style-name="T3">que en OpenOffice</text:span>. Sin embargo ha sido rechazado por no disponer de una plantilla del proyecto propia para <text:span text:style-name="T26">su</text:span> formato.</text:p>
      <text:h text:style-name="Heading_20_4" text:outline-level="4">Alternativa<text:span text:style-name="T2">3</text:span>: La<text:span text:style-name="T3">T</text:span>e<text:span text:style-name="T3">X</text:span></text:h>
      <text:p text:style-name="P3">LaTeX <text:reference-mark-start text:name="ADDIN CSL_CITATION {&quot;properties&quot;: {&quot;noteIndex&quot;: 0}, &quot;citationItems&quot;: [{&quot;id&quot;: &quot;ITEM-1&quot;, &quot;itemData&quot;: {&quot;URL&quot;: &quot;http://www.latexeditor.org/&quot;, &quot;title&quot;: &quot;LaTeX Editor\u2014Home&quot;, &quot;id&quot;: &quot;ITEM-1&quot;, &quot;accessed&quot;: {&quot;date-parts&quot;: [[&quot;2016&quot;, &quot;12&quot;, &quot;15&quot;]]}, &quot;issued&quot;: {&quot;date-parts&quot;: [[&quot;0&quot;]]}, &quot;type&quot;: &quot;webpage&quot;}, &quot;uris&quot;: [&quot;http://www.mendeley.com/documents/?uuid=30f57a7f-5966-3e29-9853-f10388ef640d&quot;]}], &quot;schema&quot;: &quot;https://github.com/citation-style-language/schema/raw/master/csl-citation.json&quot;, &quot;mendeley&quot;: {&quot;previouslyFormattedCitation&quot;: &quot;[35]&quot;, &quot;formattedCitation&quot;: &quot;[36]&quot;, &quot;plainTextFormattedCitation&quot;: &quot;[36]&quot;}} RNDCXYw9p5iNX"/><text:span text:style-name="T13">[36]</text:span><text:reference-mark-end text:name="ADDIN CSL_CITATION {&quot;properties&quot;: {&quot;noteIndex&quot;: 0}, &quot;citationItems&quot;: [{&quot;id&quot;: &quot;ITEM-1&quot;, &quot;itemData&quot;: {&quot;URL&quot;: &quot;http://www.latexeditor.org/&quot;, &quot;title&quot;: &quot;LaTeX Editor\u2014Home&quot;, &quot;id&quot;: &quot;ITEM-1&quot;, &quot;accessed&quot;: {&quot;date-parts&quot;: [[&quot;2016&quot;, &quot;12&quot;, &quot;15&quot;]]}, &quot;issued&quot;: {&quot;date-parts&quot;: [[&quot;0&quot;]]}, &quot;type&quot;: &quot;webpage&quot;}, &quot;uris&quot;: [&quot;http://www.mendeley.com/documents/?uuid=30f57a7f-5966-3e29-9853-f10388ef640d&quot;]}], &quot;schema&quot;: &quot;https://github.com/citation-style-language/schema/raw/master/csl-citation.json&quot;, &quot;mendeley&quot;: {&quot;previouslyFormattedCitation&quot;: &quot;[35]&quot;, &quot;formattedCitation&quot;: &quot;[36]&quot;, &quot;plainTextFormattedCitation&quot;: &quot;[36]&quot;}} RNDCXYw9p5iNX"/>⁠ es una alternativa de editor de texto <text:span text:style-name="T4">bastante diferente a las opciones anteriores. Está basado en la inclusión de etiquetas en el texto que definen sus características. Este tipo de orientación ofrece una mayor libertad en el desarrollo de un documento si se aprende a usar de forma correcta. </text:span></text:p>
      <text:p text:style-name="P8">Tiene la ventaja de que dispone de una plantilla para el proyecto en formato propio. Por un lado ofrece un potencia mayor, pero por otro lado presenta una curva de aprendizaje que los otros editores no plantean. Por esa razón LibreOffice Writer ha sido finalmente el seleccionado.</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End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5" draw:style-name="Mgr1" draw:text-style-name="MP2" svg:width="33.257cm" svg:height="4.252cm" draw:transform="skewX (-5.26773502173662E-017) rotate (0.963770812951269) translate (-3.000375cm 29.8147083333333cm)"><draw:text-box><text:p text:style-name="MP1"><text:span text:style-name="MT1">Borrador</text:span></text:p></draw:text-box></draw:frame><text:file-name text:display="name-and-extension">4_TecnicasHerramientas.odt</text:file-name> v.<text:editing-cycles>83</text:editing-cycles> <text:title/><text:modification-date style:data-style-name="N104">11/ene/17</text:modification-date><text:tab/><text:tab/><text:page-number text:select-page="current">6</text:page-number>/<text:page-count>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0:26</meta:creation-date>
    <meta:generator>LibreOffice/5.1.6.2$MacOSX_X86_64 LibreOffice_project/07ac168c60a517dba0f0d7bc7540f5afa45f0909</meta:generator>
    <dc:date>2017-01-11T13:26:46.865766000</dc:date>
    <meta:editing-duration>P2DT2H24M19S</meta:editing-duration>
    <meta:editing-cycles>83</meta:editing-cycles>
    <dc:creator>Jose Antonio Barbero Aparicio</dc:creator>
    <meta:document-statistic meta:table-count="0" meta:image-count="0" meta:object-count="0" meta:page-count="6" meta:paragraph-count="113" meta:word-count="3094" meta:character-count="18805" meta:non-whitespace-character-count="15854"/>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